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06cm" fo:margin-left="0cm" fo:margin-right="-0.005cm" table:align="margins"/>
    </style:style>
    <style:style style:name="Table2.A" style:family="table-column">
      <style:table-column-properties style:column-width="1.762cm" style:rel-column-width="6793*"/>
    </style:style>
    <style:style style:name="Table2.B" style:family="table-column">
      <style:table-column-properties style:column-width="5.985cm" style:rel-column-width="23067*"/>
    </style:style>
    <style:style style:name="Table2.C" style:family="table-column">
      <style:table-column-properties style:column-width="2.865cm" style:rel-column-width="11037*"/>
    </style:style>
    <style:style style:name="Table2.D" style:family="table-column">
      <style:table-column-properties style:column-width="2.198cm" style:rel-column-width="8468*"/>
    </style:style>
    <style:style style:name="Table2.E" style:family="table-column">
      <style:table-column-properties style:column-width="4.196cm" style:rel-column-width="16170*"/>
    </style:style>
    <style:style style:name="Table2.A1" style:family="table-cell">
      <style:table-cell-properties fo:padding="0.097cm" fo:border="none"/>
    </style:style>
    <style:style style:name="Tabla1" style:family="table">
      <style:table-properties style:width="10.338cm" fo:margin-left="-0.175cm" table:align="left" style:writing-mode="lr-tb"/>
    </style:style>
    <style:style style:name="Tabla1.A" style:family="table-column">
      <style:table-column-properties style:column-width="1.349cm"/>
    </style:style>
    <style:style style:name="Tabla1.B" style:family="table-column">
      <style:table-column-properties style:column-width="1.422cm"/>
    </style:style>
    <style:style style:name="Tabla1.C" style:family="table-column">
      <style:table-column-properties style:column-width="1.558cm"/>
    </style:style>
    <style:style style:name="Tabla1.D" style:family="table-column">
      <style:table-column-properties style:column-width="1.605cm"/>
    </style:style>
    <style:style style:name="Tabla1.E" style:family="table-column">
      <style:table-column-properties style:column-width="1.607cm"/>
    </style:style>
    <style:style style:name="Tabla1.F" style:family="table-column">
      <style:table-column-properties style:column-width="1.588cm"/>
    </style:style>
    <style:style style:name="Tabla1.G" style:family="table-column">
      <style:table-column-properties style:column-width="1.2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DejaVu Sans" fo:font-size="10pt" fo:font-weight="bold" officeooo:rsid="0043454c" officeooo:paragraph-rsid="0043454c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DejaVu Sans" fo:font-size="6pt" fo:font-weight="bold" officeooo:paragraph-rsid="0019719c" style:font-size-asian="6pt" style:font-weight-asian="bold" style:font-size-complex="6pt" style:font-weight-complex="bold"/>
    </style:style>
    <style:style style:name="P3" style:family="paragraph" style:parent-style-name="Standard">
      <style:paragraph-properties fo:text-align="end" style:justify-single-word="false" style:text-autospace="none"/>
      <style:text-properties fo:color="#000000" style:font-name="DejaVu Sans" fo:font-size="6pt" fo:font-weight="bold" officeooo:rsid="001eedfa" officeooo:paragraph-rsid="002b7aa9" style:font-size-asian="6pt" style:font-weight-asian="bold" style:font-size-complex="6pt" style:font-weight-complex="bold"/>
    </style:style>
    <style:style style:name="P4" style:family="paragraph" style:parent-style-name="Standard">
      <style:paragraph-properties fo:text-align="end" style:justify-single-word="false" style:text-autospace="none"/>
      <style:text-properties fo:color="#000000" style:font-name="DejaVu Sans" fo:font-size="6pt" fo:font-weight="bold" officeooo:rsid="00290656" officeooo:paragraph-rsid="00290656" style:font-size-asian="6pt" style:font-weight-asian="bold" style:font-size-complex="6pt" style:font-weight-complex="bold"/>
    </style:style>
    <style:style style:name="P5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paragraph-rsid="0019719c" style:font-size-asian="6pt" style:font-size-complex="6pt"/>
    </style:style>
    <style:style style:name="P6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1eedfa" officeooo:paragraph-rsid="0033f2fc" style:font-size-asian="6pt" style:font-size-complex="6pt"/>
    </style:style>
    <style:style style:name="P7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1eedfa" officeooo:paragraph-rsid="0026a0a3" style:font-size-asian="6pt" style:font-size-complex="6pt"/>
    </style:style>
    <style:style style:name="P8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29a044" officeooo:paragraph-rsid="002cc0cc" style:font-size-asian="6pt" style:font-size-complex="6pt"/>
    </style:style>
    <style:style style:name="P9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296480" officeooo:paragraph-rsid="0033f2fc" style:font-size-asian="6pt" style:font-size-complex="6pt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paragraph-rsid="003b36d5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paragraph-rsid="003a945c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DejaVu Sans"/>
    </style:style>
    <style:style style:name="P13" style:family="paragraph" style:parent-style-name="Standard">
      <style:text-properties style:font-name="DejaVu Sans" officeooo:paragraph-rsid="0019719c"/>
    </style:style>
    <style:style style:name="P14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18d772" officeooo:paragraph-rsid="003e07fa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18d772" officeooo:paragraph-rsid="004eeb2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43454c" officeooo:paragraph-rsid="004c4297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ntarell" fo:font-size="10pt" officeooo:paragraph-rsid="004eeb21" style:font-size-asian="10pt" style:font-size-complex="10pt"/>
    </style:style>
    <style:style style:name="P18" style:family="paragraph" style:parent-style-name="Standard">
      <style:paragraph-properties fo:text-align="end" style:justify-single-word="false"/>
      <style:text-properties style:font-name="Cantarell" fo:font-size="10pt" officeooo:paragraph-rsid="004eeb21" style:font-size-asian="10pt" style:font-size-complex="10pt"/>
    </style:style>
    <style:style style:name="P19" style:family="paragraph" style:parent-style-name="Standard">
      <style:text-properties style:font-name="Cantarell" fo:font-size="10pt" officeooo:paragraph-rsid="004eeb21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Cantarell" fo:font-size="10pt" fo:font-weight="bold" officeooo:paragraph-rsid="004eeb21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Cantarell" fo:font-size="10pt" officeooo:paragraph-rsid="004eeb21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Cantarell" fo:font-size="10pt" officeooo:paragraph-rsid="004eeb21" style:font-size-asian="10pt" style:font-size-complex="10pt"/>
    </style:style>
    <style:style style:name="P23" style:family="paragraph" style:parent-style-name="Table_20_Contents">
      <style:text-properties style:font-name="Cantarell" fo:font-size="10pt" officeooo:paragraph-rsid="004eeb21" style:font-size-asian="10pt" style:font-size-complex="10pt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title&gt;</text:placeholder></text:p>
      <text:p text:style-name="P10"><text:placeholder text:placeholder-type="text">&lt;subtitle&gt;</text:placeholder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0">Name</text:p>
          </table:table-cell>
          <table:table-cell table:style-name="Table2.A1" table:number-columns-spanned="2" office:value-type="string">
            <text:p text:style-name="P17"><text:placeholder text:placeholder-type="text">&lt;name&gt;</text:placeholder></text:p>
          </table:table-cell>
          <table:covered-table-cell/>
          <table:table-cell table:style-name="Table2.A1" office:value-type="string">
            <text:p text:style-name="P18">Patient ID </text:p>
          </table:table-cell>
          <table:table-cell table:style-name="Table2.A1" office:value-type="string">
            <text:p text:style-name="P19"><text:placeholder text:placeholder-type="text">&lt;identification_code&gt;</text:placeholder></text:p>
          </table:table-cell>
        </table:table-row>
        <table:table-row>
          <table:table-cell table:style-name="Table2.A1" office:value-type="string">
            <text:p text:style-name="P21">Date</text:p>
          </table:table-cell>
          <table:table-cell table:style-name="Table2.A1" office:value-type="string">
            <text:p text:style-name="P23"><text:placeholder text:placeholder-type="text">&lt;date&gt;</text:placeholder>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Age</text:p>
          </table:table-cell>
          <table:table-cell table:style-name="Table2.A1" office:value-type="string">
            <text:p text:style-name="P22"><text:placeholder text:placeholder-type="text">&lt;age&gt;</text:placeholder></text:p>
          </table:table-cell>
        </table:table-row>
      </table:table>
      <text:p text:style-name="P15"/>
      <text:p text:style-name="P16"><draw:frame draw:style-name="fr1" draw:name="Objeto2" text:anchor-type="paragraph" svg:x="-1.228cm" svg:y="0.005cm" svg:width="19.449cm" svg:height="10.934cm" draw:z-index="0"><draw:object xlink:href="./Object 3" xlink:type="simple" xlink:show="embed" xlink:actuate="onLoad" draw:notify-on-update-of-ranges="Tabla1"/><draw:image xlink:href="./ObjectReplacements/Object 3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section text:style-name="Sect1" text:name="Table" text:condition="ooow:1" text:is-hidden="true" text:display="condition">
        <text:p text:style-name="P14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row table:style-name="Tabla1.1">
            <table:table-cell table:style-name="Tabla1.A1" office:value-type="string">
              <text:p text:style-name="P2">Month</text:p>
            </table:table-cell>
            <table:table-cell table:style-name="Tabla1.A1" office:value-type="string">
              <text:p text:style-name="P3"><text:placeholder text:placeholder-type="text">&lt;p3&gt;</text:placeholder></text:p>
            </table:table-cell>
            <table:table-cell table:style-name="Tabla1.A1" office:value-type="string">
              <text:p text:style-name="P3"><text:placeholder text:placeholder-type="text">&lt;p15&gt;</text:placeholder></text:p>
            </table:table-cell>
            <table:table-cell table:style-name="Tabla1.A1" office:value-type="string">
              <text:p text:style-name="P3"><text:placeholder text:placeholder-type="text">&lt;p50&gt;</text:placeholder></text:p>
            </table:table-cell>
            <table:table-cell table:style-name="Tabla1.A1" office:value-type="string">
              <text:p text:style-name="P3"><text:placeholder text:placeholder-type="text">&lt;p85&gt;</text:placeholder></text:p>
            </table:table-cell>
            <table:table-cell table:style-name="Tabla1.A1" office:value-type="string">
              <text:p text:style-name="P3"><text:placeholder text:placeholder-type="text">&lt;p97&gt;</text:placeholder></text:p>
            </table:table-cell>
            <table:table-cell table:style-name="Tabla1.A1" office:value-type="string">
              <text:p text:style-name="P4">Patient</text:p>
            </table:table-cell>
          </table:table-row>
          <table:table-row table:style-name="Tabla1.1">
            <table:table-cell table:style-name="Tabla1.A1" office:value-type="string">
              <text:p text:style-name="P5">0</text:p>
            </table:table-cell>
            <table:table-cell table:style-name="Tabla1.A1" office:value-type="string">
              <text:p text:style-name="P6"><text:placeholder text:placeholder-type="text">&lt;p3_0&gt;</text:placeholder></text:p>
            </table:table-cell>
            <table:table-cell table:style-name="Tabla1.A1" office:value-type="string">
              <text:p text:style-name="P5"><text:placeholder text:placeholder-type="text">&lt;p15_0&gt;</text:placeholder></text:p>
            </table:table-cell>
            <table:table-cell table:style-name="Tabla1.A1" office:value-type="string">
              <text:p text:style-name="P5"><text:placeholder text:placeholder-type="text">&lt;p50_0&gt;</text:placeholder></text:p>
            </table:table-cell>
            <table:table-cell table:style-name="Tabla1.A1" office:value-type="string">
              <text:p text:style-name="P5"><text:placeholder text:placeholder-type="text">&lt;p85_0&gt;</text:placeholder></text:p>
            </table:table-cell>
            <table:table-cell table:style-name="Tabla1.A1" office:value-type="string">
              <text:p text:style-name="P5"><text:placeholder text:placeholder-type="text">&lt;p97_0&gt;</text:placeholder></text:p>
            </table:table-cell>
            <table:table-cell table:style-name="Tabla1.A1" office:value-type="string">
              <text:p text:style-name="P8"><text:placeholder text:placeholder-type="text">&lt;v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</text:p>
            </table:table-cell>
            <table:table-cell table:style-name="Tabla1.A1" office:value-type="string">
              <text:p text:style-name="P7"><text:placeholder text:placeholder-type="text">&lt;p3_1&gt;</text:placeholder></text:p>
            </table:table-cell>
            <table:table-cell table:style-name="Tabla1.A1" office:value-type="string">
              <text:p text:style-name="P5"><text:placeholder text:placeholder-type="text">&lt;p15_1&gt;</text:placeholder></text:p>
            </table:table-cell>
            <table:table-cell table:style-name="Tabla1.A1" office:value-type="string">
              <text:p text:style-name="P5"><text:placeholder text:placeholder-type="text">&lt;p50_1&gt;</text:placeholder></text:p>
            </table:table-cell>
            <table:table-cell table:style-name="Tabla1.A1" office:value-type="string">
              <text:p text:style-name="P5"><text:placeholder text:placeholder-type="text">&lt;p85_1&gt;</text:placeholder></text:p>
            </table:table-cell>
            <table:table-cell table:style-name="Tabla1.A1" office:value-type="string">
              <text:p text:style-name="P5"><text:placeholder text:placeholder-type="text">&lt;p97_1&gt;</text:placeholder></text:p>
            </table:table-cell>
            <table:table-cell table:style-name="Tabla1.A1" office:value-type="string">
              <text:p text:style-name="P8"><text:placeholder text:placeholder-type="text">&lt;v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</text:p>
            </table:table-cell>
            <table:table-cell table:style-name="Tabla1.A1" office:value-type="string">
              <text:p text:style-name="P5"><text:placeholder text:placeholder-type="text">&lt;p3_2&gt;</text:placeholder></text:p>
            </table:table-cell>
            <table:table-cell table:style-name="Tabla1.A1" office:value-type="string">
              <text:p text:style-name="P7"><text:placeholder text:placeholder-type="text">&lt;p15_2&gt;</text:placeholder></text:p>
            </table:table-cell>
            <table:table-cell table:style-name="Tabla1.A1" office:value-type="string">
              <text:p text:style-name="P5"><text:placeholder text:placeholder-type="text">&lt;p50_2&gt;</text:placeholder></text:p>
            </table:table-cell>
            <table:table-cell table:style-name="Tabla1.A1" office:value-type="string">
              <text:p text:style-name="P5"><text:placeholder text:placeholder-type="text">&lt;p85_2&gt;</text:placeholder></text:p>
            </table:table-cell>
            <table:table-cell table:style-name="Tabla1.A1" office:value-type="string">
              <text:p text:style-name="P5"><text:placeholder text:placeholder-type="text">&lt;p97_2&gt;</text:placeholder></text:p>
            </table:table-cell>
            <table:table-cell table:style-name="Tabla1.A1" office:value-type="string">
              <text:p text:style-name="P5"><text:placeholder text:placeholder-type="text">&lt;v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</text:p>
            </table:table-cell>
            <table:table-cell table:style-name="Tabla1.A1" office:value-type="string">
              <text:p text:style-name="P5"><text:placeholder text:placeholder-type="text">&lt;p3_3&gt;</text:placeholder></text:p>
            </table:table-cell>
            <table:table-cell table:style-name="Tabla1.A1" office:value-type="string">
              <text:p text:style-name="P9"><text:placeholder text:placeholder-type="text">&lt;p15_3&gt;</text:placeholder></text:p>
            </table:table-cell>
            <table:table-cell table:style-name="Tabla1.A1" office:value-type="string">
              <text:p text:style-name="P5"><text:placeholder text:placeholder-type="text">&lt;p50_3&gt;</text:placeholder></text:p>
            </table:table-cell>
            <table:table-cell table:style-name="Tabla1.A1" office:value-type="string">
              <text:p text:style-name="P5"><text:placeholder text:placeholder-type="text">&lt;p85_3&gt;</text:placeholder></text:p>
            </table:table-cell>
            <table:table-cell table:style-name="Tabla1.A1" office:value-type="string">
              <text:p text:style-name="P5"><text:placeholder text:placeholder-type="text">&lt;p97_3&gt;</text:placeholder></text:p>
            </table:table-cell>
            <table:table-cell table:style-name="Tabla1.A1" office:value-type="string">
              <text:p text:style-name="P5"><text:placeholder text:placeholder-type="text">&lt;v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</text:p>
            </table:table-cell>
            <table:table-cell table:style-name="Tabla1.A1" office:value-type="string">
              <text:p text:style-name="P5"><text:placeholder text:placeholder-type="text">&lt;p3_4&gt;</text:placeholder></text:p>
            </table:table-cell>
            <table:table-cell table:style-name="Tabla1.A1" office:value-type="string">
              <text:p text:style-name="P5"><text:placeholder text:placeholder-type="text">&lt;p15_4&gt;</text:placeholder></text:p>
            </table:table-cell>
            <table:table-cell table:style-name="Tabla1.A1" office:value-type="string">
              <text:p text:style-name="P7"><text:placeholder text:placeholder-type="text">&lt;p50_4&gt;</text:placeholder></text:p>
            </table:table-cell>
            <table:table-cell table:style-name="Tabla1.A1" office:value-type="string">
              <text:p text:style-name="P9"><text:placeholder text:placeholder-type="text">&lt;p85_4&gt;</text:placeholder></text:p>
            </table:table-cell>
            <table:table-cell table:style-name="Tabla1.A1" office:value-type="string">
              <text:p text:style-name="P5"><text:placeholder text:placeholder-type="text">&lt;p97_4&gt;</text:placeholder></text:p>
            </table:table-cell>
            <table:table-cell table:style-name="Tabla1.A1" office:value-type="string">
              <text:p text:style-name="P5"><text:placeholder text:placeholder-type="text">&lt;v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</text:p>
            </table:table-cell>
            <table:table-cell table:style-name="Tabla1.A1" office:value-type="string">
              <text:p text:style-name="P5"><text:placeholder text:placeholder-type="text">&lt;p3_5&gt;</text:placeholder></text:p>
            </table:table-cell>
            <table:table-cell table:style-name="Tabla1.A1" office:value-type="string">
              <text:p text:style-name="P5"><text:placeholder text:placeholder-type="text">&lt;p15_5&gt;</text:placeholder></text:p>
            </table:table-cell>
            <table:table-cell table:style-name="Tabla1.A1" office:value-type="string">
              <text:p text:style-name="P6"><text:placeholder text:placeholder-type="text">&lt;p50_5&gt;</text:placeholder></text:p>
            </table:table-cell>
            <table:table-cell table:style-name="Tabla1.A1" office:value-type="string">
              <text:p text:style-name="P7"><text:placeholder text:placeholder-type="text">&lt;p85_5&gt;</text:placeholder></text:p>
            </table:table-cell>
            <table:table-cell table:style-name="Tabla1.A1" office:value-type="string">
              <text:p text:style-name="P5"><text:placeholder text:placeholder-type="text">&lt;p97_5&gt;</text:placeholder></text:p>
            </table:table-cell>
            <table:table-cell table:style-name="Tabla1.A1" office:value-type="string">
              <text:p text:style-name="P5"><text:placeholder text:placeholder-type="text">&lt;v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6</text:p>
            </table:table-cell>
            <table:table-cell table:style-name="Tabla1.A1" office:value-type="string">
              <text:p text:style-name="P5"><text:placeholder text:placeholder-type="text">&lt;p3_6&gt;</text:placeholder></text:p>
            </table:table-cell>
            <table:table-cell table:style-name="Tabla1.A1" office:value-type="string">
              <text:p text:style-name="P5"><text:placeholder text:placeholder-type="text">&lt;p15_6&gt;</text:placeholder></text:p>
            </table:table-cell>
            <table:table-cell table:style-name="Tabla1.A1" office:value-type="string">
              <text:p text:style-name="P5"><text:placeholder text:placeholder-type="text">&lt;p50_6&gt;</text:placeholder></text:p>
            </table:table-cell>
            <table:table-cell table:style-name="Tabla1.A1" office:value-type="string">
              <text:p text:style-name="P5"><text:placeholder text:placeholder-type="text">&lt;p85_6&gt;</text:placeholder></text:p>
            </table:table-cell>
            <table:table-cell table:style-name="Tabla1.A1" office:value-type="string">
              <text:p text:style-name="P7"><text:placeholder text:placeholder-type="text">&lt;p97_6&gt;</text:placeholder></text:p>
            </table:table-cell>
            <table:table-cell table:style-name="Tabla1.A1" office:value-type="string">
              <text:p text:style-name="P5"><text:placeholder text:placeholder-type="text">&lt;v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7</text:p>
            </table:table-cell>
            <table:table-cell table:style-name="Tabla1.A1" office:value-type="string">
              <text:p text:style-name="P5"><text:placeholder text:placeholder-type="text">&lt;p3_7&gt;</text:placeholder></text:p>
            </table:table-cell>
            <table:table-cell table:style-name="Tabla1.A1" office:value-type="string">
              <text:p text:style-name="P5"><text:placeholder text:placeholder-type="text">&lt;p15_7&gt;</text:placeholder></text:p>
            </table:table-cell>
            <table:table-cell table:style-name="Tabla1.A1" office:value-type="string">
              <text:p text:style-name="P5"><text:placeholder text:placeholder-type="text">&lt;p50_7&gt;</text:placeholder></text:p>
            </table:table-cell>
            <table:table-cell table:style-name="Tabla1.A1" office:value-type="string">
              <text:p text:style-name="P5"><text:placeholder text:placeholder-type="text">&lt;p85_7&gt;</text:placeholder></text:p>
            </table:table-cell>
            <table:table-cell table:style-name="Tabla1.A1" office:value-type="string">
              <text:p text:style-name="P6"><text:placeholder text:placeholder-type="text">&lt;p97_7&gt;</text:placeholder></text:p>
            </table:table-cell>
            <table:table-cell table:style-name="Tabla1.A1" office:value-type="string">
              <text:p text:style-name="P5"><text:placeholder text:placeholder-type="text">&lt;v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8</text:p>
            </table:table-cell>
            <table:table-cell table:style-name="Tabla1.A1" office:value-type="string">
              <text:p text:style-name="P5"><text:placeholder text:placeholder-type="text">&lt;p3_8&gt;</text:placeholder></text:p>
            </table:table-cell>
            <table:table-cell table:style-name="Tabla1.A1" office:value-type="string">
              <text:p text:style-name="P5"><text:placeholder text:placeholder-type="text">&lt;p15_8&gt;</text:placeholder></text:p>
            </table:table-cell>
            <table:table-cell table:style-name="Tabla1.A1" office:value-type="string">
              <text:p text:style-name="P5"><text:placeholder text:placeholder-type="text">&lt;p50_8&gt;</text:placeholder></text:p>
            </table:table-cell>
            <table:table-cell table:style-name="Tabla1.A1" office:value-type="string">
              <text:p text:style-name="P5"><text:placeholder text:placeholder-type="text">&lt;p85_8&gt;</text:placeholder></text:p>
            </table:table-cell>
            <table:table-cell table:style-name="Tabla1.A1" office:value-type="string">
              <text:p text:style-name="P5"><text:placeholder text:placeholder-type="text">&lt;p97_8&gt;</text:placeholder></text:p>
            </table:table-cell>
            <table:table-cell table:style-name="Tabla1.A1" office:value-type="string">
              <text:p text:style-name="P5"><text:placeholder text:placeholder-type="text">&lt;v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9</text:p>
            </table:table-cell>
            <table:table-cell table:style-name="Tabla1.A1" office:value-type="string">
              <text:p text:style-name="P5"><text:placeholder text:placeholder-type="text">&lt;p3_9&gt;</text:placeholder></text:p>
            </table:table-cell>
            <table:table-cell table:style-name="Tabla1.A1" office:value-type="string">
              <text:p text:style-name="P5"><text:placeholder text:placeholder-type="text">&lt;p15_9&gt;</text:placeholder></text:p>
            </table:table-cell>
            <table:table-cell table:style-name="Tabla1.A1" office:value-type="string">
              <text:p text:style-name="P5"><text:placeholder text:placeholder-type="text">&lt;p50_9&gt;</text:placeholder></text:p>
            </table:table-cell>
            <table:table-cell table:style-name="Tabla1.A1" office:value-type="string">
              <text:p text:style-name="P5"><text:placeholder text:placeholder-type="text">&lt;p85_9&gt;</text:placeholder></text:p>
            </table:table-cell>
            <table:table-cell table:style-name="Tabla1.A1" office:value-type="string">
              <text:p text:style-name="P5"><text:placeholder text:placeholder-type="text">&lt;p97_9&gt;</text:placeholder></text:p>
            </table:table-cell>
            <table:table-cell table:style-name="Tabla1.A1" office:value-type="string">
              <text:p text:style-name="P5"><text:placeholder text:placeholder-type="text">&lt;v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0</text:p>
            </table:table-cell>
            <table:table-cell table:style-name="Tabla1.A1" office:value-type="string">
              <text:p text:style-name="P5"><text:placeholder text:placeholder-type="text">&lt;p3_10&gt;</text:placeholder></text:p>
            </table:table-cell>
            <table:table-cell table:style-name="Tabla1.A1" office:value-type="string">
              <text:p text:style-name="P5"><text:placeholder text:placeholder-type="text">&lt;p15_10&gt;</text:placeholder></text:p>
            </table:table-cell>
            <table:table-cell table:style-name="Tabla1.A1" office:value-type="string">
              <text:p text:style-name="P5"><text:placeholder text:placeholder-type="text">&lt;p50_10&gt;</text:placeholder></text:p>
            </table:table-cell>
            <table:table-cell table:style-name="Tabla1.A1" office:value-type="string">
              <text:p text:style-name="P5"><text:placeholder text:placeholder-type="text">&lt;p85_10&gt;</text:placeholder></text:p>
            </table:table-cell>
            <table:table-cell table:style-name="Tabla1.A1" office:value-type="string">
              <text:p text:style-name="P5"><text:placeholder text:placeholder-type="text">&lt;p97_10&gt;</text:placeholder></text:p>
            </table:table-cell>
            <table:table-cell table:style-name="Tabla1.A1" office:value-type="string">
              <text:p text:style-name="P5"><text:placeholder text:placeholder-type="text">&lt;v1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1</text:p>
            </table:table-cell>
            <table:table-cell table:style-name="Tabla1.A1" office:value-type="string">
              <text:p text:style-name="P5"><text:placeholder text:placeholder-type="text">&lt;p3_11&gt;</text:placeholder></text:p>
            </table:table-cell>
            <table:table-cell table:style-name="Tabla1.A1" office:value-type="string">
              <text:p text:style-name="P5"><text:placeholder text:placeholder-type="text">&lt;p15_11&gt;</text:placeholder></text:p>
            </table:table-cell>
            <table:table-cell table:style-name="Tabla1.A1" office:value-type="string">
              <text:p text:style-name="P5"><text:placeholder text:placeholder-type="text">&lt;p50_11&gt;</text:placeholder></text:p>
            </table:table-cell>
            <table:table-cell table:style-name="Tabla1.A1" office:value-type="string">
              <text:p text:style-name="P5"><text:placeholder text:placeholder-type="text">&lt;p85_11&gt;</text:placeholder></text:p>
            </table:table-cell>
            <table:table-cell table:style-name="Tabla1.A1" office:value-type="string">
              <text:p text:style-name="P5"><text:placeholder text:placeholder-type="text">&lt;p97_11&gt;</text:placeholder></text:p>
            </table:table-cell>
            <table:table-cell table:style-name="Tabla1.A1" office:value-type="string">
              <text:p text:style-name="P5"><text:placeholder text:placeholder-type="text">&lt;v1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2</text:p>
            </table:table-cell>
            <table:table-cell table:style-name="Tabla1.A1" office:value-type="string">
              <text:p text:style-name="P5"><text:placeholder text:placeholder-type="text">&lt;p3_12&gt;</text:placeholder></text:p>
            </table:table-cell>
            <table:table-cell table:style-name="Tabla1.A1" office:value-type="string">
              <text:p text:style-name="P5"><text:placeholder text:placeholder-type="text">&lt;p15_12&gt;</text:placeholder></text:p>
            </table:table-cell>
            <table:table-cell table:style-name="Tabla1.A1" office:value-type="string">
              <text:p text:style-name="P5"><text:placeholder text:placeholder-type="text">&lt;p50_12&gt;</text:placeholder></text:p>
            </table:table-cell>
            <table:table-cell table:style-name="Tabla1.A1" office:value-type="string">
              <text:p text:style-name="P5"><text:placeholder text:placeholder-type="text">&lt;p85_12&gt;</text:placeholder></text:p>
            </table:table-cell>
            <table:table-cell table:style-name="Tabla1.A1" office:value-type="string">
              <text:p text:style-name="P5"><text:placeholder text:placeholder-type="text">&lt;p97_12&gt;</text:placeholder></text:p>
            </table:table-cell>
            <table:table-cell table:style-name="Tabla1.A1" office:value-type="string">
              <text:p text:style-name="P5"><text:placeholder text:placeholder-type="text">&lt;v1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3</text:p>
            </table:table-cell>
            <table:table-cell table:style-name="Tabla1.A1" office:value-type="string">
              <text:p text:style-name="P5"><text:placeholder text:placeholder-type="text">&lt;p3_13&gt;</text:placeholder></text:p>
            </table:table-cell>
            <table:table-cell table:style-name="Tabla1.A1" office:value-type="string">
              <text:p text:style-name="P5"><text:placeholder text:placeholder-type="text">&lt;p15_13&gt;</text:placeholder></text:p>
            </table:table-cell>
            <table:table-cell table:style-name="Tabla1.A1" office:value-type="string">
              <text:p text:style-name="P5"><text:placeholder text:placeholder-type="text">&lt;p50_13&gt;</text:placeholder></text:p>
            </table:table-cell>
            <table:table-cell table:style-name="Tabla1.A1" office:value-type="string">
              <text:p text:style-name="P5"><text:placeholder text:placeholder-type="text">&lt;p85_13&gt;</text:placeholder></text:p>
            </table:table-cell>
            <table:table-cell table:style-name="Tabla1.A1" office:value-type="string">
              <text:p text:style-name="P5"><text:placeholder text:placeholder-type="text">&lt;p97_13&gt;</text:placeholder></text:p>
            </table:table-cell>
            <table:table-cell table:style-name="Tabla1.A1" office:value-type="string">
              <text:p text:style-name="P5"><text:placeholder text:placeholder-type="text">&lt;v1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4</text:p>
            </table:table-cell>
            <table:table-cell table:style-name="Tabla1.A1" office:value-type="string">
              <text:p text:style-name="P5"><text:placeholder text:placeholder-type="text">&lt;p3_14&gt;</text:placeholder></text:p>
            </table:table-cell>
            <table:table-cell table:style-name="Tabla1.A1" office:value-type="string">
              <text:p text:style-name="P5"><text:placeholder text:placeholder-type="text">&lt;p15_14&gt;</text:placeholder></text:p>
            </table:table-cell>
            <table:table-cell table:style-name="Tabla1.A1" office:value-type="string">
              <text:p text:style-name="P5"><text:placeholder text:placeholder-type="text">&lt;p50_14&gt;</text:placeholder></text:p>
            </table:table-cell>
            <table:table-cell table:style-name="Tabla1.A1" office:value-type="string">
              <text:p text:style-name="P5"><text:placeholder text:placeholder-type="text">&lt;p85_14&gt;</text:placeholder></text:p>
            </table:table-cell>
            <table:table-cell table:style-name="Tabla1.A1" office:value-type="string">
              <text:p text:style-name="P5"><text:placeholder text:placeholder-type="text">&lt;p97_14&gt;</text:placeholder></text:p>
            </table:table-cell>
            <table:table-cell table:style-name="Tabla1.A1" office:value-type="string">
              <text:p text:style-name="P5"><text:placeholder text:placeholder-type="text">&lt;v1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5</text:p>
            </table:table-cell>
            <table:table-cell table:style-name="Tabla1.A1" office:value-type="string">
              <text:p text:style-name="P5"><text:placeholder text:placeholder-type="text">&lt;p3_15&gt;</text:placeholder></text:p>
            </table:table-cell>
            <table:table-cell table:style-name="Tabla1.A1" office:value-type="string">
              <text:p text:style-name="P5"><text:placeholder text:placeholder-type="text">&lt;p15_15&gt;</text:placeholder></text:p>
            </table:table-cell>
            <table:table-cell table:style-name="Tabla1.A1" office:value-type="string">
              <text:p text:style-name="P5"><text:placeholder text:placeholder-type="text">&lt;p50_15&gt;</text:placeholder></text:p>
            </table:table-cell>
            <table:table-cell table:style-name="Tabla1.A1" office:value-type="string">
              <text:p text:style-name="P5"><text:placeholder text:placeholder-type="text">&lt;p85_15&gt;</text:placeholder></text:p>
            </table:table-cell>
            <table:table-cell table:style-name="Tabla1.A1" office:value-type="string">
              <text:p text:style-name="P5"><text:placeholder text:placeholder-type="text">&lt;p97_15&gt;</text:placeholder></text:p>
            </table:table-cell>
            <table:table-cell table:style-name="Tabla1.A1" office:value-type="string">
              <text:p text:style-name="P5"><text:placeholder text:placeholder-type="text">&lt;v1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6</text:p>
            </table:table-cell>
            <table:table-cell table:style-name="Tabla1.A1" office:value-type="string">
              <text:p text:style-name="P5"><text:placeholder text:placeholder-type="text">&lt;p3_16&gt;</text:placeholder></text:p>
            </table:table-cell>
            <table:table-cell table:style-name="Tabla1.A1" office:value-type="string">
              <text:p text:style-name="P5"><text:placeholder text:placeholder-type="text">&lt;p15_16&gt;</text:placeholder></text:p>
            </table:table-cell>
            <table:table-cell table:style-name="Tabla1.A1" office:value-type="string">
              <text:p text:style-name="P5"><text:placeholder text:placeholder-type="text">&lt;p50_16&gt;</text:placeholder></text:p>
            </table:table-cell>
            <table:table-cell table:style-name="Tabla1.A1" office:value-type="string">
              <text:p text:style-name="P5"><text:placeholder text:placeholder-type="text">&lt;p85_16&gt;</text:placeholder></text:p>
            </table:table-cell>
            <table:table-cell table:style-name="Tabla1.A1" office:value-type="string">
              <text:p text:style-name="P5"><text:placeholder text:placeholder-type="text">&lt;p97_16&gt;</text:placeholder></text:p>
            </table:table-cell>
            <table:table-cell table:style-name="Tabla1.A1" office:value-type="string">
              <text:p text:style-name="P5"><text:placeholder text:placeholder-type="text">&lt;v1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7</text:p>
            </table:table-cell>
            <table:table-cell table:style-name="Tabla1.A1" office:value-type="string">
              <text:p text:style-name="P5"><text:placeholder text:placeholder-type="text">&lt;p3_17&gt;</text:placeholder></text:p>
            </table:table-cell>
            <table:table-cell table:style-name="Tabla1.A1" office:value-type="string">
              <text:p text:style-name="P5"><text:placeholder text:placeholder-type="text">&lt;p15_17&gt;</text:placeholder></text:p>
            </table:table-cell>
            <table:table-cell table:style-name="Tabla1.A1" office:value-type="string">
              <text:p text:style-name="P5"><text:placeholder text:placeholder-type="text">&lt;p50_17&gt;</text:placeholder></text:p>
            </table:table-cell>
            <table:table-cell table:style-name="Tabla1.A1" office:value-type="string">
              <text:p text:style-name="P5"><text:placeholder text:placeholder-type="text">&lt;p85_17&gt;</text:placeholder></text:p>
            </table:table-cell>
            <table:table-cell table:style-name="Tabla1.A1" office:value-type="string">
              <text:p text:style-name="P5"><text:placeholder text:placeholder-type="text">&lt;p97_17&gt;</text:placeholder></text:p>
            </table:table-cell>
            <table:table-cell table:style-name="Tabla1.A1" office:value-type="string">
              <text:p text:style-name="P5"><text:placeholder text:placeholder-type="text">&lt;v1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8</text:p>
            </table:table-cell>
            <table:table-cell table:style-name="Tabla1.A1" office:value-type="string">
              <text:p text:style-name="P5"><text:placeholder text:placeholder-type="text">&lt;p3_18&gt;</text:placeholder></text:p>
            </table:table-cell>
            <table:table-cell table:style-name="Tabla1.A1" office:value-type="string">
              <text:p text:style-name="P5"><text:placeholder text:placeholder-type="text">&lt;p15_18&gt;</text:placeholder></text:p>
            </table:table-cell>
            <table:table-cell table:style-name="Tabla1.A1" office:value-type="string">
              <text:p text:style-name="P5"><text:placeholder text:placeholder-type="text">&lt;p50_18&gt;</text:placeholder></text:p>
            </table:table-cell>
            <table:table-cell table:style-name="Tabla1.A1" office:value-type="string">
              <text:p text:style-name="P5"><text:placeholder text:placeholder-type="text">&lt;p85_18&gt;</text:placeholder></text:p>
            </table:table-cell>
            <table:table-cell table:style-name="Tabla1.A1" office:value-type="string">
              <text:p text:style-name="P5"><text:placeholder text:placeholder-type="text">&lt;p97_18&gt;</text:placeholder></text:p>
            </table:table-cell>
            <table:table-cell table:style-name="Tabla1.A1" office:value-type="string">
              <text:p text:style-name="P5"><text:placeholder text:placeholder-type="text">&lt;v1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9</text:p>
            </table:table-cell>
            <table:table-cell table:style-name="Tabla1.A1" office:value-type="string">
              <text:p text:style-name="P5"><text:placeholder text:placeholder-type="text">&lt;p3_19&gt;</text:placeholder></text:p>
            </table:table-cell>
            <table:table-cell table:style-name="Tabla1.A1" office:value-type="string">
              <text:p text:style-name="P5"><text:placeholder text:placeholder-type="text">&lt;p15_19&gt;</text:placeholder></text:p>
            </table:table-cell>
            <table:table-cell table:style-name="Tabla1.A1" office:value-type="string">
              <text:p text:style-name="P5"><text:placeholder text:placeholder-type="text">&lt;p50_19&gt;</text:placeholder></text:p>
            </table:table-cell>
            <table:table-cell table:style-name="Tabla1.A1" office:value-type="string">
              <text:p text:style-name="P5"><text:placeholder text:placeholder-type="text">&lt;p85_19&gt;</text:placeholder></text:p>
            </table:table-cell>
            <table:table-cell table:style-name="Tabla1.A1" office:value-type="string">
              <text:p text:style-name="P5"><text:placeholder text:placeholder-type="text">&lt;p97_19&gt;</text:placeholder></text:p>
            </table:table-cell>
            <table:table-cell table:style-name="Tabla1.A1" office:value-type="string">
              <text:p text:style-name="P5"><text:placeholder text:placeholder-type="text">&lt;v1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0</text:p>
            </table:table-cell>
            <table:table-cell table:style-name="Tabla1.A1" office:value-type="string">
              <text:p text:style-name="P5"><text:placeholder text:placeholder-type="text">&lt;p3_20&gt;</text:placeholder></text:p>
            </table:table-cell>
            <table:table-cell table:style-name="Tabla1.A1" office:value-type="string">
              <text:p text:style-name="P5"><text:placeholder text:placeholder-type="text">&lt;p15_20&gt;</text:placeholder></text:p>
            </table:table-cell>
            <table:table-cell table:style-name="Tabla1.A1" office:value-type="string">
              <text:p text:style-name="P5"><text:placeholder text:placeholder-type="text">&lt;p50_20&gt;</text:placeholder></text:p>
            </table:table-cell>
            <table:table-cell table:style-name="Tabla1.A1" office:value-type="string">
              <text:p text:style-name="P5"><text:placeholder text:placeholder-type="text">&lt;p85_20&gt;</text:placeholder></text:p>
            </table:table-cell>
            <table:table-cell table:style-name="Tabla1.A1" office:value-type="string">
              <text:p text:style-name="P5"><text:placeholder text:placeholder-type="text">&lt;p97_20&gt;</text:placeholder></text:p>
            </table:table-cell>
            <table:table-cell table:style-name="Tabla1.A1" office:value-type="string">
              <text:p text:style-name="P5"><text:placeholder text:placeholder-type="text">&lt;v2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1</text:p>
            </table:table-cell>
            <table:table-cell table:style-name="Tabla1.A1" office:value-type="string">
              <text:p text:style-name="P5"><text:placeholder text:placeholder-type="text">&lt;p3_21&gt;</text:placeholder></text:p>
            </table:table-cell>
            <table:table-cell table:style-name="Tabla1.A1" office:value-type="string">
              <text:p text:style-name="P5"><text:placeholder text:placeholder-type="text">&lt;p15_21&gt;</text:placeholder></text:p>
            </table:table-cell>
            <table:table-cell table:style-name="Tabla1.A1" office:value-type="string">
              <text:p text:style-name="P5"><text:placeholder text:placeholder-type="text">&lt;p50_21&gt;</text:placeholder></text:p>
            </table:table-cell>
            <table:table-cell table:style-name="Tabla1.A1" office:value-type="string">
              <text:p text:style-name="P5"><text:placeholder text:placeholder-type="text">&lt;p85_21&gt;</text:placeholder></text:p>
            </table:table-cell>
            <table:table-cell table:style-name="Tabla1.A1" office:value-type="string">
              <text:p text:style-name="P5"><text:placeholder text:placeholder-type="text">&lt;p97_21&gt;</text:placeholder></text:p>
            </table:table-cell>
            <table:table-cell table:style-name="Tabla1.A1" office:value-type="string">
              <text:p text:style-name="P5"><text:placeholder text:placeholder-type="text">&lt;v2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2</text:p>
            </table:table-cell>
            <table:table-cell table:style-name="Tabla1.A1" office:value-type="string">
              <text:p text:style-name="P5"><text:placeholder text:placeholder-type="text">&lt;p3_22&gt;</text:placeholder></text:p>
            </table:table-cell>
            <table:table-cell table:style-name="Tabla1.A1" office:value-type="string">
              <text:p text:style-name="P5"><text:placeholder text:placeholder-type="text">&lt;p15_22&gt;</text:placeholder></text:p>
            </table:table-cell>
            <table:table-cell table:style-name="Tabla1.A1" office:value-type="string">
              <text:p text:style-name="P5"><text:placeholder text:placeholder-type="text">&lt;p50_22&gt;</text:placeholder></text:p>
            </table:table-cell>
            <table:table-cell table:style-name="Tabla1.A1" office:value-type="string">
              <text:p text:style-name="P5"><text:placeholder text:placeholder-type="text">&lt;p85_22&gt;</text:placeholder></text:p>
            </table:table-cell>
            <table:table-cell table:style-name="Tabla1.A1" office:value-type="string">
              <text:p text:style-name="P5"><text:placeholder text:placeholder-type="text">&lt;p97_22&gt;</text:placeholder></text:p>
            </table:table-cell>
            <table:table-cell table:style-name="Tabla1.A1" office:value-type="string">
              <text:p text:style-name="P5"><text:placeholder text:placeholder-type="text">&lt;v2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3</text:p>
            </table:table-cell>
            <table:table-cell table:style-name="Tabla1.A1" office:value-type="string">
              <text:p text:style-name="P5"><text:placeholder text:placeholder-type="text">&lt;p3_23&gt;</text:placeholder></text:p>
            </table:table-cell>
            <table:table-cell table:style-name="Tabla1.A1" office:value-type="string">
              <text:p text:style-name="P5"><text:placeholder text:placeholder-type="text">&lt;p15_23&gt;</text:placeholder></text:p>
            </table:table-cell>
            <table:table-cell table:style-name="Tabla1.A1" office:value-type="string">
              <text:p text:style-name="P5"><text:placeholder text:placeholder-type="text">&lt;p50_23&gt;</text:placeholder></text:p>
            </table:table-cell>
            <table:table-cell table:style-name="Tabla1.A1" office:value-type="string">
              <text:p text:style-name="P5"><text:placeholder text:placeholder-type="text">&lt;p85_23&gt;</text:placeholder></text:p>
            </table:table-cell>
            <table:table-cell table:style-name="Tabla1.A1" office:value-type="string">
              <text:p text:style-name="P5"><text:placeholder text:placeholder-type="text">&lt;p97_23&gt;</text:placeholder></text:p>
            </table:table-cell>
            <table:table-cell table:style-name="Tabla1.A1" office:value-type="string">
              <text:p text:style-name="P5"><text:placeholder text:placeholder-type="text">&lt;v2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4</text:p>
            </table:table-cell>
            <table:table-cell table:style-name="Tabla1.A1" office:value-type="string">
              <text:p text:style-name="P5"><text:placeholder text:placeholder-type="text">&lt;p3_24&gt;</text:placeholder></text:p>
            </table:table-cell>
            <table:table-cell table:style-name="Tabla1.A1" office:value-type="string">
              <text:p text:style-name="P5"><text:placeholder text:placeholder-type="text">&lt;p15_24&gt;</text:placeholder></text:p>
            </table:table-cell>
            <table:table-cell table:style-name="Tabla1.A1" office:value-type="string">
              <text:p text:style-name="P5"><text:placeholder text:placeholder-type="text">&lt;p50_24&gt;</text:placeholder></text:p>
            </table:table-cell>
            <table:table-cell table:style-name="Tabla1.A1" office:value-type="string">
              <text:p text:style-name="P5"><text:placeholder text:placeholder-type="text">&lt;p85_24&gt;</text:placeholder></text:p>
            </table:table-cell>
            <table:table-cell table:style-name="Tabla1.A1" office:value-type="string">
              <text:p text:style-name="P5"><text:placeholder text:placeholder-type="text">&lt;p97_24&gt;</text:placeholder></text:p>
            </table:table-cell>
            <table:table-cell table:style-name="Tabla1.A1" office:value-type="string">
              <text:p text:style-name="P5"><text:placeholder text:placeholder-type="text">&lt;v2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5</text:p>
            </table:table-cell>
            <table:table-cell table:style-name="Tabla1.A1" office:value-type="string">
              <text:p text:style-name="P5"><text:placeholder text:placeholder-type="text">&lt;p3_25&gt;</text:placeholder></text:p>
            </table:table-cell>
            <table:table-cell table:style-name="Tabla1.A1" office:value-type="string">
              <text:p text:style-name="P5"><text:placeholder text:placeholder-type="text">&lt;p15_25&gt;</text:placeholder></text:p>
            </table:table-cell>
            <table:table-cell table:style-name="Tabla1.A1" office:value-type="string">
              <text:p text:style-name="P5"><text:placeholder text:placeholder-type="text">&lt;p50_25&gt;</text:placeholder></text:p>
            </table:table-cell>
            <table:table-cell table:style-name="Tabla1.A1" office:value-type="string">
              <text:p text:style-name="P5"><text:placeholder text:placeholder-type="text">&lt;p85_25&gt;</text:placeholder></text:p>
            </table:table-cell>
            <table:table-cell table:style-name="Tabla1.A1" office:value-type="string">
              <text:p text:style-name="P5"><text:placeholder text:placeholder-type="text">&lt;p97_25&gt;</text:placeholder></text:p>
            </table:table-cell>
            <table:table-cell table:style-name="Tabla1.A1" office:value-type="string">
              <text:p text:style-name="P5"><text:placeholder text:placeholder-type="text">&lt;v2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6</text:p>
            </table:table-cell>
            <table:table-cell table:style-name="Tabla1.A1" office:value-type="string">
              <text:p text:style-name="P5"><text:placeholder text:placeholder-type="text">&lt;p3_26&gt;</text:placeholder></text:p>
            </table:table-cell>
            <table:table-cell table:style-name="Tabla1.A1" office:value-type="string">
              <text:p text:style-name="P5"><text:placeholder text:placeholder-type="text">&lt;p15_26&gt;</text:placeholder></text:p>
            </table:table-cell>
            <table:table-cell table:style-name="Tabla1.A1" office:value-type="string">
              <text:p text:style-name="P5"><text:placeholder text:placeholder-type="text">&lt;p50_26&gt;</text:placeholder></text:p>
            </table:table-cell>
            <table:table-cell table:style-name="Tabla1.A1" office:value-type="string">
              <text:p text:style-name="P5"><text:placeholder text:placeholder-type="text">&lt;p85_26&gt;</text:placeholder></text:p>
            </table:table-cell>
            <table:table-cell table:style-name="Tabla1.A1" office:value-type="string">
              <text:p text:style-name="P5"><text:placeholder text:placeholder-type="text">&lt;p97_26&gt;</text:placeholder></text:p>
            </table:table-cell>
            <table:table-cell table:style-name="Tabla1.A1" office:value-type="string">
              <text:p text:style-name="P5"><text:placeholder text:placeholder-type="text">&lt;v2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7</text:p>
            </table:table-cell>
            <table:table-cell table:style-name="Tabla1.A1" office:value-type="string">
              <text:p text:style-name="P5"><text:placeholder text:placeholder-type="text">&lt;p3_27&gt;</text:placeholder></text:p>
            </table:table-cell>
            <table:table-cell table:style-name="Tabla1.A1" office:value-type="string">
              <text:p text:style-name="P5"><text:placeholder text:placeholder-type="text">&lt;p15_27&gt;</text:placeholder></text:p>
            </table:table-cell>
            <table:table-cell table:style-name="Tabla1.A1" office:value-type="string">
              <text:p text:style-name="P5"><text:placeholder text:placeholder-type="text">&lt;p50_27&gt;</text:placeholder></text:p>
            </table:table-cell>
            <table:table-cell table:style-name="Tabla1.A1" office:value-type="string">
              <text:p text:style-name="P5"><text:placeholder text:placeholder-type="text">&lt;p85_27&gt;</text:placeholder></text:p>
            </table:table-cell>
            <table:table-cell table:style-name="Tabla1.A1" office:value-type="string">
              <text:p text:style-name="P5"><text:placeholder text:placeholder-type="text">&lt;p97_27&gt;</text:placeholder></text:p>
            </table:table-cell>
            <table:table-cell table:style-name="Tabla1.A1" office:value-type="string">
              <text:p text:style-name="P5"><text:placeholder text:placeholder-type="text">&lt;v2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8</text:p>
            </table:table-cell>
            <table:table-cell table:style-name="Tabla1.A1" office:value-type="string">
              <text:p text:style-name="P5"><text:placeholder text:placeholder-type="text">&lt;p3_28&gt;</text:placeholder></text:p>
            </table:table-cell>
            <table:table-cell table:style-name="Tabla1.A1" office:value-type="string">
              <text:p text:style-name="P5"><text:placeholder text:placeholder-type="text">&lt;p15_28&gt;</text:placeholder></text:p>
            </table:table-cell>
            <table:table-cell table:style-name="Tabla1.A1" office:value-type="string">
              <text:p text:style-name="P5"><text:placeholder text:placeholder-type="text">&lt;p50_28&gt;</text:placeholder></text:p>
            </table:table-cell>
            <table:table-cell table:style-name="Tabla1.A1" office:value-type="string">
              <text:p text:style-name="P5"><text:placeholder text:placeholder-type="text">&lt;p85_28&gt;</text:placeholder></text:p>
            </table:table-cell>
            <table:table-cell table:style-name="Tabla1.A1" office:value-type="string">
              <text:p text:style-name="P5"><text:placeholder text:placeholder-type="text">&lt;p97_28&gt;</text:placeholder></text:p>
            </table:table-cell>
            <table:table-cell table:style-name="Tabla1.A1" office:value-type="string">
              <text:p text:style-name="P5"><text:placeholder text:placeholder-type="text">&lt;v2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9</text:p>
            </table:table-cell>
            <table:table-cell table:style-name="Tabla1.A1" office:value-type="string">
              <text:p text:style-name="P5"><text:placeholder text:placeholder-type="text">&lt;p3_29&gt;</text:placeholder></text:p>
            </table:table-cell>
            <table:table-cell table:style-name="Tabla1.A1" office:value-type="string">
              <text:p text:style-name="P5"><text:placeholder text:placeholder-type="text">&lt;p15_29&gt;</text:placeholder></text:p>
            </table:table-cell>
            <table:table-cell table:style-name="Tabla1.A1" office:value-type="string">
              <text:p text:style-name="P5"><text:placeholder text:placeholder-type="text">&lt;p50_29&gt;</text:placeholder></text:p>
            </table:table-cell>
            <table:table-cell table:style-name="Tabla1.A1" office:value-type="string">
              <text:p text:style-name="P5"><text:placeholder text:placeholder-type="text">&lt;p85_29&gt;</text:placeholder></text:p>
            </table:table-cell>
            <table:table-cell table:style-name="Tabla1.A1" office:value-type="string">
              <text:p text:style-name="P5"><text:placeholder text:placeholder-type="text">&lt;p97_29&gt;</text:placeholder></text:p>
            </table:table-cell>
            <table:table-cell table:style-name="Tabla1.A1" office:value-type="string">
              <text:p text:style-name="P5"><text:placeholder text:placeholder-type="text">&lt;v2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0</text:p>
            </table:table-cell>
            <table:table-cell table:style-name="Tabla1.A1" office:value-type="string">
              <text:p text:style-name="P5"><text:placeholder text:placeholder-type="text">&lt;p3_30&gt;</text:placeholder></text:p>
            </table:table-cell>
            <table:table-cell table:style-name="Tabla1.A1" office:value-type="string">
              <text:p text:style-name="P5"><text:placeholder text:placeholder-type="text">&lt;p15_30&gt;</text:placeholder></text:p>
            </table:table-cell>
            <table:table-cell table:style-name="Tabla1.A1" office:value-type="string">
              <text:p text:style-name="P5"><text:placeholder text:placeholder-type="text">&lt;p50_30&gt;</text:placeholder></text:p>
            </table:table-cell>
            <table:table-cell table:style-name="Tabla1.A1" office:value-type="string">
              <text:p text:style-name="P5"><text:placeholder text:placeholder-type="text">&lt;p85_30&gt;</text:placeholder></text:p>
            </table:table-cell>
            <table:table-cell table:style-name="Tabla1.A1" office:value-type="string">
              <text:p text:style-name="P5"><text:placeholder text:placeholder-type="text">&lt;p97_30&gt;</text:placeholder></text:p>
            </table:table-cell>
            <table:table-cell table:style-name="Tabla1.A1" office:value-type="string">
              <text:p text:style-name="P5"><text:placeholder text:placeholder-type="text">&lt;v3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1</text:p>
            </table:table-cell>
            <table:table-cell table:style-name="Tabla1.A1" office:value-type="string">
              <text:p text:style-name="P5"><text:placeholder text:placeholder-type="text">&lt;p3_31&gt;</text:placeholder></text:p>
            </table:table-cell>
            <table:table-cell table:style-name="Tabla1.A1" office:value-type="string">
              <text:p text:style-name="P5"><text:placeholder text:placeholder-type="text">&lt;p15_31&gt;</text:placeholder></text:p>
            </table:table-cell>
            <table:table-cell table:style-name="Tabla1.A1" office:value-type="string">
              <text:p text:style-name="P5"><text:placeholder text:placeholder-type="text">&lt;p50_31&gt;</text:placeholder></text:p>
            </table:table-cell>
            <table:table-cell table:style-name="Tabla1.A1" office:value-type="string">
              <text:p text:style-name="P5"><text:placeholder text:placeholder-type="text">&lt;p85_31&gt;</text:placeholder></text:p>
            </table:table-cell>
            <table:table-cell table:style-name="Tabla1.A1" office:value-type="string">
              <text:p text:style-name="P5"><text:placeholder text:placeholder-type="text">&lt;p97_31&gt;</text:placeholder></text:p>
            </table:table-cell>
            <table:table-cell table:style-name="Tabla1.A1" office:value-type="string">
              <text:p text:style-name="P5"><text:placeholder text:placeholder-type="text">&lt;v3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2</text:p>
            </table:table-cell>
            <table:table-cell table:style-name="Tabla1.A1" office:value-type="string">
              <text:p text:style-name="P5"><text:placeholder text:placeholder-type="text">&lt;p3_32&gt;</text:placeholder></text:p>
            </table:table-cell>
            <table:table-cell table:style-name="Tabla1.A1" office:value-type="string">
              <text:p text:style-name="P5"><text:placeholder text:placeholder-type="text">&lt;p15_32&gt;</text:placeholder></text:p>
            </table:table-cell>
            <table:table-cell table:style-name="Tabla1.A1" office:value-type="string">
              <text:p text:style-name="P5"><text:placeholder text:placeholder-type="text">&lt;p50_32&gt;</text:placeholder></text:p>
            </table:table-cell>
            <table:table-cell table:style-name="Tabla1.A1" office:value-type="string">
              <text:p text:style-name="P5"><text:placeholder text:placeholder-type="text">&lt;p85_32&gt;</text:placeholder></text:p>
            </table:table-cell>
            <table:table-cell table:style-name="Tabla1.A1" office:value-type="string">
              <text:p text:style-name="P5"><text:placeholder text:placeholder-type="text">&lt;p97_32&gt;</text:placeholder></text:p>
            </table:table-cell>
            <table:table-cell table:style-name="Tabla1.A1" office:value-type="string">
              <text:p text:style-name="P5"><text:placeholder text:placeholder-type="text">&lt;v3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3</text:p>
            </table:table-cell>
            <table:table-cell table:style-name="Tabla1.A1" office:value-type="string">
              <text:p text:style-name="P5"><text:placeholder text:placeholder-type="text">&lt;p3_33&gt;</text:placeholder></text:p>
            </table:table-cell>
            <table:table-cell table:style-name="Tabla1.A1" office:value-type="string">
              <text:p text:style-name="P5"><text:placeholder text:placeholder-type="text">&lt;p15_33&gt;</text:placeholder></text:p>
            </table:table-cell>
            <table:table-cell table:style-name="Tabla1.A1" office:value-type="string">
              <text:p text:style-name="P5"><text:placeholder text:placeholder-type="text">&lt;p50_33&gt;</text:placeholder></text:p>
            </table:table-cell>
            <table:table-cell table:style-name="Tabla1.A1" office:value-type="string">
              <text:p text:style-name="P5"><text:placeholder text:placeholder-type="text">&lt;p85_33&gt;</text:placeholder></text:p>
            </table:table-cell>
            <table:table-cell table:style-name="Tabla1.A1" office:value-type="string">
              <text:p text:style-name="P5"><text:placeholder text:placeholder-type="text">&lt;p97_33&gt;</text:placeholder></text:p>
            </table:table-cell>
            <table:table-cell table:style-name="Tabla1.A1" office:value-type="string">
              <text:p text:style-name="P5"><text:placeholder text:placeholder-type="text">&lt;v3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4</text:p>
            </table:table-cell>
            <table:table-cell table:style-name="Tabla1.A1" office:value-type="string">
              <text:p text:style-name="P5"><text:placeholder text:placeholder-type="text">&lt;p3_34&gt;</text:placeholder></text:p>
            </table:table-cell>
            <table:table-cell table:style-name="Tabla1.A1" office:value-type="string">
              <text:p text:style-name="P5"><text:placeholder text:placeholder-type="text">&lt;p15_34&gt;</text:placeholder></text:p>
            </table:table-cell>
            <table:table-cell table:style-name="Tabla1.A1" office:value-type="string">
              <text:p text:style-name="P5"><text:placeholder text:placeholder-type="text">&lt;p50_34&gt;</text:placeholder></text:p>
            </table:table-cell>
            <table:table-cell table:style-name="Tabla1.A1" office:value-type="string">
              <text:p text:style-name="P5"><text:placeholder text:placeholder-type="text">&lt;p85_34&gt;</text:placeholder></text:p>
            </table:table-cell>
            <table:table-cell table:style-name="Tabla1.A1" office:value-type="string">
              <text:p text:style-name="P5"><text:placeholder text:placeholder-type="text">&lt;p97_34&gt;</text:placeholder></text:p>
            </table:table-cell>
            <table:table-cell table:style-name="Tabla1.A1" office:value-type="string">
              <text:p text:style-name="P5"><text:placeholder text:placeholder-type="text">&lt;v3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5</text:p>
            </table:table-cell>
            <table:table-cell table:style-name="Tabla1.A1" office:value-type="string">
              <text:p text:style-name="P5"><text:placeholder text:placeholder-type="text">&lt;p3_35&gt;</text:placeholder></text:p>
            </table:table-cell>
            <table:table-cell table:style-name="Tabla1.A1" office:value-type="string">
              <text:p text:style-name="P5"><text:placeholder text:placeholder-type="text">&lt;p15_35&gt;</text:placeholder></text:p>
            </table:table-cell>
            <table:table-cell table:style-name="Tabla1.A1" office:value-type="string">
              <text:p text:style-name="P5"><text:placeholder text:placeholder-type="text">&lt;p50_35&gt;</text:placeholder></text:p>
            </table:table-cell>
            <table:table-cell table:style-name="Tabla1.A1" office:value-type="string">
              <text:p text:style-name="P5"><text:placeholder text:placeholder-type="text">&lt;p85_35&gt;</text:placeholder></text:p>
            </table:table-cell>
            <table:table-cell table:style-name="Tabla1.A1" office:value-type="string">
              <text:p text:style-name="P5"><text:placeholder text:placeholder-type="text">&lt;p97_35&gt;</text:placeholder></text:p>
            </table:table-cell>
            <table:table-cell table:style-name="Tabla1.A1" office:value-type="string">
              <text:p text:style-name="P5"><text:placeholder text:placeholder-type="text">&lt;v3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6</text:p>
            </table:table-cell>
            <table:table-cell table:style-name="Tabla1.A1" office:value-type="string">
              <text:p text:style-name="P5"><text:placeholder text:placeholder-type="text">&lt;p3_36&gt;</text:placeholder></text:p>
            </table:table-cell>
            <table:table-cell table:style-name="Tabla1.A1" office:value-type="string">
              <text:p text:style-name="P5"><text:placeholder text:placeholder-type="text">&lt;p15_36&gt;</text:placeholder></text:p>
            </table:table-cell>
            <table:table-cell table:style-name="Tabla1.A1" office:value-type="string">
              <text:p text:style-name="P5"><text:placeholder text:placeholder-type="text">&lt;p50_36&gt;</text:placeholder></text:p>
            </table:table-cell>
            <table:table-cell table:style-name="Tabla1.A1" office:value-type="string">
              <text:p text:style-name="P5"><text:placeholder text:placeholder-type="text">&lt;p85_36&gt;</text:placeholder></text:p>
            </table:table-cell>
            <table:table-cell table:style-name="Tabla1.A1" office:value-type="string">
              <text:p text:style-name="P5"><text:placeholder text:placeholder-type="text">&lt;p97_36&gt;</text:placeholder></text:p>
            </table:table-cell>
            <table:table-cell table:style-name="Tabla1.A1" office:value-type="string">
              <text:p text:style-name="P5"><text:placeholder text:placeholder-type="text">&lt;v3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7</text:p>
            </table:table-cell>
            <table:table-cell table:style-name="Tabla1.A1" office:value-type="string">
              <text:p text:style-name="P5"><text:placeholder text:placeholder-type="text">&lt;p3_37&gt;</text:placeholder></text:p>
            </table:table-cell>
            <table:table-cell table:style-name="Tabla1.A1" office:value-type="string">
              <text:p text:style-name="P5"><text:placeholder text:placeholder-type="text">&lt;p15_37&gt;</text:placeholder></text:p>
            </table:table-cell>
            <table:table-cell table:style-name="Tabla1.A1" office:value-type="string">
              <text:p text:style-name="P5"><text:placeholder text:placeholder-type="text">&lt;p50_37&gt;</text:placeholder></text:p>
            </table:table-cell>
            <table:table-cell table:style-name="Tabla1.A1" office:value-type="string">
              <text:p text:style-name="P5"><text:placeholder text:placeholder-type="text">&lt;p85_37&gt;</text:placeholder></text:p>
            </table:table-cell>
            <table:table-cell table:style-name="Tabla1.A1" office:value-type="string">
              <text:p text:style-name="P5"><text:placeholder text:placeholder-type="text">&lt;p97_37&gt;</text:placeholder></text:p>
            </table:table-cell>
            <table:table-cell table:style-name="Tabla1.A1" office:value-type="string">
              <text:p text:style-name="P5"><text:placeholder text:placeholder-type="text">&lt;v3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8</text:p>
            </table:table-cell>
            <table:table-cell table:style-name="Tabla1.A1" office:value-type="string">
              <text:p text:style-name="P5"><text:placeholder text:placeholder-type="text">&lt;p3_38&gt;</text:placeholder></text:p>
            </table:table-cell>
            <table:table-cell table:style-name="Tabla1.A1" office:value-type="string">
              <text:p text:style-name="P5"><text:placeholder text:placeholder-type="text">&lt;p15_38&gt;</text:placeholder></text:p>
            </table:table-cell>
            <table:table-cell table:style-name="Tabla1.A1" office:value-type="string">
              <text:p text:style-name="P5"><text:placeholder text:placeholder-type="text">&lt;p50_38&gt;</text:placeholder></text:p>
            </table:table-cell>
            <table:table-cell table:style-name="Tabla1.A1" office:value-type="string">
              <text:p text:style-name="P5"><text:placeholder text:placeholder-type="text">&lt;p85_38&gt;</text:placeholder></text:p>
            </table:table-cell>
            <table:table-cell table:style-name="Tabla1.A1" office:value-type="string">
              <text:p text:style-name="P5"><text:placeholder text:placeholder-type="text">&lt;p97_38&gt;</text:placeholder></text:p>
            </table:table-cell>
            <table:table-cell table:style-name="Tabla1.A1" office:value-type="string">
              <text:p text:style-name="P5"><text:placeholder text:placeholder-type="text">&lt;v3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9</text:p>
            </table:table-cell>
            <table:table-cell table:style-name="Tabla1.A1" office:value-type="string">
              <text:p text:style-name="P5"><text:placeholder text:placeholder-type="text">&lt;p3_39&gt;</text:placeholder></text:p>
            </table:table-cell>
            <table:table-cell table:style-name="Tabla1.A1" office:value-type="string">
              <text:p text:style-name="P5"><text:placeholder text:placeholder-type="text">&lt;p15_39&gt;</text:placeholder></text:p>
            </table:table-cell>
            <table:table-cell table:style-name="Tabla1.A1" office:value-type="string">
              <text:p text:style-name="P5"><text:placeholder text:placeholder-type="text">&lt;p50_39&gt;</text:placeholder></text:p>
            </table:table-cell>
            <table:table-cell table:style-name="Tabla1.A1" office:value-type="string">
              <text:p text:style-name="P5"><text:placeholder text:placeholder-type="text">&lt;p85_39&gt;</text:placeholder></text:p>
            </table:table-cell>
            <table:table-cell table:style-name="Tabla1.A1" office:value-type="string">
              <text:p text:style-name="P5"><text:placeholder text:placeholder-type="text">&lt;p97_39&gt;</text:placeholder></text:p>
            </table:table-cell>
            <table:table-cell table:style-name="Tabla1.A1" office:value-type="string">
              <text:p text:style-name="P5"><text:placeholder text:placeholder-type="text">&lt;v3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0</text:p>
            </table:table-cell>
            <table:table-cell table:style-name="Tabla1.A1" office:value-type="string">
              <text:p text:style-name="P5"><text:placeholder text:placeholder-type="text">&lt;p3_40&gt;</text:placeholder></text:p>
            </table:table-cell>
            <table:table-cell table:style-name="Tabla1.A1" office:value-type="string">
              <text:p text:style-name="P5"><text:placeholder text:placeholder-type="text">&lt;p15_40&gt;</text:placeholder></text:p>
            </table:table-cell>
            <table:table-cell table:style-name="Tabla1.A1" office:value-type="string">
              <text:p text:style-name="P5"><text:placeholder text:placeholder-type="text">&lt;p50_40&gt;</text:placeholder></text:p>
            </table:table-cell>
            <table:table-cell table:style-name="Tabla1.A1" office:value-type="string">
              <text:p text:style-name="P5"><text:placeholder text:placeholder-type="text">&lt;p85_40&gt;</text:placeholder></text:p>
            </table:table-cell>
            <table:table-cell table:style-name="Tabla1.A1" office:value-type="string">
              <text:p text:style-name="P5"><text:placeholder text:placeholder-type="text">&lt;p97_40&gt;</text:placeholder></text:p>
            </table:table-cell>
            <table:table-cell table:style-name="Tabla1.A1" office:value-type="string">
              <text:p text:style-name="P5"><text:placeholder text:placeholder-type="text">&lt;v4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1</text:p>
            </table:table-cell>
            <table:table-cell table:style-name="Tabla1.A1" office:value-type="string">
              <text:p text:style-name="P5"><text:placeholder text:placeholder-type="text">&lt;p3_41&gt;</text:placeholder></text:p>
            </table:table-cell>
            <table:table-cell table:style-name="Tabla1.A1" office:value-type="string">
              <text:p text:style-name="P5"><text:placeholder text:placeholder-type="text">&lt;p15_41&gt;</text:placeholder></text:p>
            </table:table-cell>
            <table:table-cell table:style-name="Tabla1.A1" office:value-type="string">
              <text:p text:style-name="P5"><text:placeholder text:placeholder-type="text">&lt;p50_41&gt;</text:placeholder></text:p>
            </table:table-cell>
            <table:table-cell table:style-name="Tabla1.A1" office:value-type="string">
              <text:p text:style-name="P5"><text:placeholder text:placeholder-type="text">&lt;p85_41&gt;</text:placeholder></text:p>
            </table:table-cell>
            <table:table-cell table:style-name="Tabla1.A1" office:value-type="string">
              <text:p text:style-name="P5"><text:placeholder text:placeholder-type="text">&lt;p97_41&gt;</text:placeholder></text:p>
            </table:table-cell>
            <table:table-cell table:style-name="Tabla1.A1" office:value-type="string">
              <text:p text:style-name="P5"><text:placeholder text:placeholder-type="text">&lt;v4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2</text:p>
            </table:table-cell>
            <table:table-cell table:style-name="Tabla1.A1" office:value-type="string">
              <text:p text:style-name="P5"><text:placeholder text:placeholder-type="text">&lt;p3_42&gt;</text:placeholder></text:p>
            </table:table-cell>
            <table:table-cell table:style-name="Tabla1.A1" office:value-type="string">
              <text:p text:style-name="P5"><text:placeholder text:placeholder-type="text">&lt;p15_42&gt;</text:placeholder></text:p>
            </table:table-cell>
            <table:table-cell table:style-name="Tabla1.A1" office:value-type="string">
              <text:p text:style-name="P5"><text:placeholder text:placeholder-type="text">&lt;p50_42&gt;</text:placeholder></text:p>
            </table:table-cell>
            <table:table-cell table:style-name="Tabla1.A1" office:value-type="string">
              <text:p text:style-name="P5"><text:placeholder text:placeholder-type="text">&lt;p85_42&gt;</text:placeholder></text:p>
            </table:table-cell>
            <table:table-cell table:style-name="Tabla1.A1" office:value-type="string">
              <text:p text:style-name="P5"><text:placeholder text:placeholder-type="text">&lt;p97_42&gt;</text:placeholder></text:p>
            </table:table-cell>
            <table:table-cell table:style-name="Tabla1.A1" office:value-type="string">
              <text:p text:style-name="P5"><text:placeholder text:placeholder-type="text">&lt;v4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3</text:p>
            </table:table-cell>
            <table:table-cell table:style-name="Tabla1.A1" office:value-type="string">
              <text:p text:style-name="P5"><text:placeholder text:placeholder-type="text">&lt;p3_43&gt;</text:placeholder></text:p>
            </table:table-cell>
            <table:table-cell table:style-name="Tabla1.A1" office:value-type="string">
              <text:p text:style-name="P5"><text:placeholder text:placeholder-type="text">&lt;p15_43&gt;</text:placeholder></text:p>
            </table:table-cell>
            <table:table-cell table:style-name="Tabla1.A1" office:value-type="string">
              <text:p text:style-name="P5"><text:placeholder text:placeholder-type="text">&lt;p50_43&gt;</text:placeholder></text:p>
            </table:table-cell>
            <table:table-cell table:style-name="Tabla1.A1" office:value-type="string">
              <text:p text:style-name="P5"><text:placeholder text:placeholder-type="text">&lt;p85_43&gt;</text:placeholder></text:p>
            </table:table-cell>
            <table:table-cell table:style-name="Tabla1.A1" office:value-type="string">
              <text:p text:style-name="P5"><text:placeholder text:placeholder-type="text">&lt;p97_43&gt;</text:placeholder></text:p>
            </table:table-cell>
            <table:table-cell table:style-name="Tabla1.A1" office:value-type="string">
              <text:p text:style-name="P5"><text:placeholder text:placeholder-type="text">&lt;v4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4</text:p>
            </table:table-cell>
            <table:table-cell table:style-name="Tabla1.A1" office:value-type="string">
              <text:p text:style-name="P5"><text:placeholder text:placeholder-type="text">&lt;p3_44&gt;</text:placeholder></text:p>
            </table:table-cell>
            <table:table-cell table:style-name="Tabla1.A1" office:value-type="string">
              <text:p text:style-name="P5"><text:placeholder text:placeholder-type="text">&lt;p15_44&gt;</text:placeholder></text:p>
            </table:table-cell>
            <table:table-cell table:style-name="Tabla1.A1" office:value-type="string">
              <text:p text:style-name="P5"><text:placeholder text:placeholder-type="text">&lt;p50_44&gt;</text:placeholder></text:p>
            </table:table-cell>
            <table:table-cell table:style-name="Tabla1.A1" office:value-type="string">
              <text:p text:style-name="P5"><text:placeholder text:placeholder-type="text">&lt;p85_44&gt;</text:placeholder></text:p>
            </table:table-cell>
            <table:table-cell table:style-name="Tabla1.A1" office:value-type="string">
              <text:p text:style-name="P5"><text:placeholder text:placeholder-type="text">&lt;p97_44&gt;</text:placeholder></text:p>
            </table:table-cell>
            <table:table-cell table:style-name="Tabla1.A1" office:value-type="string">
              <text:p text:style-name="P5"><text:placeholder text:placeholder-type="text">&lt;v4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5</text:p>
            </table:table-cell>
            <table:table-cell table:style-name="Tabla1.A1" office:value-type="string">
              <text:p text:style-name="P5"><text:placeholder text:placeholder-type="text">&lt;p3_45&gt;</text:placeholder></text:p>
            </table:table-cell>
            <table:table-cell table:style-name="Tabla1.A1" office:value-type="string">
              <text:p text:style-name="P5"><text:placeholder text:placeholder-type="text">&lt;p15_45&gt;</text:placeholder></text:p>
            </table:table-cell>
            <table:table-cell table:style-name="Tabla1.A1" office:value-type="string">
              <text:p text:style-name="P5"><text:placeholder text:placeholder-type="text">&lt;p50_45&gt;</text:placeholder></text:p>
            </table:table-cell>
            <table:table-cell table:style-name="Tabla1.A1" office:value-type="string">
              <text:p text:style-name="P5"><text:placeholder text:placeholder-type="text">&lt;p85_45&gt;</text:placeholder></text:p>
            </table:table-cell>
            <table:table-cell table:style-name="Tabla1.A1" office:value-type="string">
              <text:p text:style-name="P5"><text:placeholder text:placeholder-type="text">&lt;p97_45&gt;</text:placeholder></text:p>
            </table:table-cell>
            <table:table-cell table:style-name="Tabla1.A1" office:value-type="string">
              <text:p text:style-name="P5"><text:placeholder text:placeholder-type="text">&lt;v4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6</text:p>
            </table:table-cell>
            <table:table-cell table:style-name="Tabla1.A1" office:value-type="string">
              <text:p text:style-name="P5"><text:placeholder text:placeholder-type="text">&lt;p3_46&gt;</text:placeholder></text:p>
            </table:table-cell>
            <table:table-cell table:style-name="Tabla1.A1" office:value-type="string">
              <text:p text:style-name="P5"><text:placeholder text:placeholder-type="text">&lt;p15_46&gt;</text:placeholder></text:p>
            </table:table-cell>
            <table:table-cell table:style-name="Tabla1.A1" office:value-type="string">
              <text:p text:style-name="P5"><text:placeholder text:placeholder-type="text">&lt;p50_46&gt;</text:placeholder></text:p>
            </table:table-cell>
            <table:table-cell table:style-name="Tabla1.A1" office:value-type="string">
              <text:p text:style-name="P5"><text:placeholder text:placeholder-type="text">&lt;p85_46&gt;</text:placeholder></text:p>
            </table:table-cell>
            <table:table-cell table:style-name="Tabla1.A1" office:value-type="string">
              <text:p text:style-name="P5"><text:placeholder text:placeholder-type="text">&lt;p97_46&gt;</text:placeholder></text:p>
            </table:table-cell>
            <table:table-cell table:style-name="Tabla1.A1" office:value-type="string">
              <text:p text:style-name="P5"><text:placeholder text:placeholder-type="text">&lt;v4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7</text:p>
            </table:table-cell>
            <table:table-cell table:style-name="Tabla1.A1" office:value-type="string">
              <text:p text:style-name="P5"><text:placeholder text:placeholder-type="text">&lt;p3_47&gt;</text:placeholder></text:p>
            </table:table-cell>
            <table:table-cell table:style-name="Tabla1.A1" office:value-type="string">
              <text:p text:style-name="P5"><text:placeholder text:placeholder-type="text">&lt;p15_47&gt;</text:placeholder></text:p>
            </table:table-cell>
            <table:table-cell table:style-name="Tabla1.A1" office:value-type="string">
              <text:p text:style-name="P5"><text:placeholder text:placeholder-type="text">&lt;p50_47&gt;</text:placeholder></text:p>
            </table:table-cell>
            <table:table-cell table:style-name="Tabla1.A1" office:value-type="string">
              <text:p text:style-name="P5"><text:placeholder text:placeholder-type="text">&lt;p85_47&gt;</text:placeholder></text:p>
            </table:table-cell>
            <table:table-cell table:style-name="Tabla1.A1" office:value-type="string">
              <text:p text:style-name="P5"><text:placeholder text:placeholder-type="text">&lt;p97_47&gt;</text:placeholder></text:p>
            </table:table-cell>
            <table:table-cell table:style-name="Tabla1.A1" office:value-type="string">
              <text:p text:style-name="P5"><text:placeholder text:placeholder-type="text">&lt;v4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8</text:p>
            </table:table-cell>
            <table:table-cell table:style-name="Tabla1.A1" office:value-type="string">
              <text:p text:style-name="P5"><text:placeholder text:placeholder-type="text">&lt;p3_48&gt;</text:placeholder></text:p>
            </table:table-cell>
            <table:table-cell table:style-name="Tabla1.A1" office:value-type="string">
              <text:p text:style-name="P5"><text:placeholder text:placeholder-type="text">&lt;p15_48&gt;</text:placeholder></text:p>
            </table:table-cell>
            <table:table-cell table:style-name="Tabla1.A1" office:value-type="string">
              <text:p text:style-name="P5"><text:placeholder text:placeholder-type="text">&lt;p50_48&gt;</text:placeholder></text:p>
            </table:table-cell>
            <table:table-cell table:style-name="Tabla1.A1" office:value-type="string">
              <text:p text:style-name="P5"><text:placeholder text:placeholder-type="text">&lt;p85_48&gt;</text:placeholder></text:p>
            </table:table-cell>
            <table:table-cell table:style-name="Tabla1.A1" office:value-type="string">
              <text:p text:style-name="P5"><text:placeholder text:placeholder-type="text">&lt;p97_48&gt;</text:placeholder></text:p>
            </table:table-cell>
            <table:table-cell table:style-name="Tabla1.A1" office:value-type="string">
              <text:p text:style-name="P5"><text:placeholder text:placeholder-type="text">&lt;v4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9</text:p>
            </table:table-cell>
            <table:table-cell table:style-name="Tabla1.A1" office:value-type="string">
              <text:p text:style-name="P5"><text:placeholder text:placeholder-type="text">&lt;p3_49&gt;</text:placeholder></text:p>
            </table:table-cell>
            <table:table-cell table:style-name="Tabla1.A1" office:value-type="string">
              <text:p text:style-name="P5"><text:placeholder text:placeholder-type="text">&lt;p15_49&gt;</text:placeholder></text:p>
            </table:table-cell>
            <table:table-cell table:style-name="Tabla1.A1" office:value-type="string">
              <text:p text:style-name="P5"><text:placeholder text:placeholder-type="text">&lt;p50_49&gt;</text:placeholder></text:p>
            </table:table-cell>
            <table:table-cell table:style-name="Tabla1.A1" office:value-type="string">
              <text:p text:style-name="P5"><text:placeholder text:placeholder-type="text">&lt;p85_49&gt;</text:placeholder></text:p>
            </table:table-cell>
            <table:table-cell table:style-name="Tabla1.A1" office:value-type="string">
              <text:p text:style-name="P5"><text:placeholder text:placeholder-type="text">&lt;p97_49&gt;</text:placeholder></text:p>
            </table:table-cell>
            <table:table-cell table:style-name="Tabla1.A1" office:value-type="string">
              <text:p text:style-name="P5"><text:placeholder text:placeholder-type="text">&lt;v4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0</text:p>
            </table:table-cell>
            <table:table-cell table:style-name="Tabla1.A1" office:value-type="string">
              <text:p text:style-name="P5"><text:placeholder text:placeholder-type="text">&lt;p3_50&gt;</text:placeholder></text:p>
            </table:table-cell>
            <table:table-cell table:style-name="Tabla1.A1" office:value-type="string">
              <text:p text:style-name="P5"><text:placeholder text:placeholder-type="text">&lt;p15_50&gt;</text:placeholder></text:p>
            </table:table-cell>
            <table:table-cell table:style-name="Tabla1.A1" office:value-type="string">
              <text:p text:style-name="P5"><text:placeholder text:placeholder-type="text">&lt;p50_50&gt;</text:placeholder></text:p>
            </table:table-cell>
            <table:table-cell table:style-name="Tabla1.A1" office:value-type="string">
              <text:p text:style-name="P5"><text:placeholder text:placeholder-type="text">&lt;p85_50&gt;</text:placeholder></text:p>
            </table:table-cell>
            <table:table-cell table:style-name="Tabla1.A1" office:value-type="string">
              <text:p text:style-name="P5"><text:placeholder text:placeholder-type="text">&lt;p97_50&gt;</text:placeholder></text:p>
            </table:table-cell>
            <table:table-cell table:style-name="Tabla1.A1" office:value-type="string">
              <text:p text:style-name="P5"><text:placeholder text:placeholder-type="text">&lt;v5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1</text:p>
            </table:table-cell>
            <table:table-cell table:style-name="Tabla1.A1" office:value-type="string">
              <text:p text:style-name="P5"><text:placeholder text:placeholder-type="text">&lt;p3_51&gt;</text:placeholder></text:p>
            </table:table-cell>
            <table:table-cell table:style-name="Tabla1.A1" office:value-type="string">
              <text:p text:style-name="P5"><text:placeholder text:placeholder-type="text">&lt;p15_51&gt;</text:placeholder></text:p>
            </table:table-cell>
            <table:table-cell table:style-name="Tabla1.A1" office:value-type="string">
              <text:p text:style-name="P5"><text:placeholder text:placeholder-type="text">&lt;p50_51&gt;</text:placeholder></text:p>
            </table:table-cell>
            <table:table-cell table:style-name="Tabla1.A1" office:value-type="string">
              <text:p text:style-name="P5"><text:placeholder text:placeholder-type="text">&lt;p85_51&gt;</text:placeholder></text:p>
            </table:table-cell>
            <table:table-cell table:style-name="Tabla1.A1" office:value-type="string">
              <text:p text:style-name="P5"><text:placeholder text:placeholder-type="text">&lt;p97_51&gt;</text:placeholder></text:p>
            </table:table-cell>
            <table:table-cell table:style-name="Tabla1.A1" office:value-type="string">
              <text:p text:style-name="P5"><text:placeholder text:placeholder-type="text">&lt;v5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2</text:p>
            </table:table-cell>
            <table:table-cell table:style-name="Tabla1.A1" office:value-type="string">
              <text:p text:style-name="P5"><text:placeholder text:placeholder-type="text">&lt;p3_52&gt;</text:placeholder></text:p>
            </table:table-cell>
            <table:table-cell table:style-name="Tabla1.A1" office:value-type="string">
              <text:p text:style-name="P5"><text:placeholder text:placeholder-type="text">&lt;p15_52&gt;</text:placeholder></text:p>
            </table:table-cell>
            <table:table-cell table:style-name="Tabla1.A1" office:value-type="string">
              <text:p text:style-name="P5"><text:placeholder text:placeholder-type="text">&lt;p50_52&gt;</text:placeholder></text:p>
            </table:table-cell>
            <table:table-cell table:style-name="Tabla1.A1" office:value-type="string">
              <text:p text:style-name="P5"><text:placeholder text:placeholder-type="text">&lt;p85_52&gt;</text:placeholder></text:p>
            </table:table-cell>
            <table:table-cell table:style-name="Tabla1.A1" office:value-type="string">
              <text:p text:style-name="P5"><text:placeholder text:placeholder-type="text">&lt;p97_52&gt;</text:placeholder></text:p>
            </table:table-cell>
            <table:table-cell table:style-name="Tabla1.A1" office:value-type="string">
              <text:p text:style-name="P5"><text:placeholder text:placeholder-type="text">&lt;v5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3</text:p>
            </table:table-cell>
            <table:table-cell table:style-name="Tabla1.A1" office:value-type="string">
              <text:p text:style-name="P5"><text:placeholder text:placeholder-type="text">&lt;p3_53&gt;</text:placeholder></text:p>
            </table:table-cell>
            <table:table-cell table:style-name="Tabla1.A1" office:value-type="string">
              <text:p text:style-name="P5"><text:placeholder text:placeholder-type="text">&lt;p15_53&gt;</text:placeholder></text:p>
            </table:table-cell>
            <table:table-cell table:style-name="Tabla1.A1" office:value-type="string">
              <text:p text:style-name="P5"><text:placeholder text:placeholder-type="text">&lt;p50_53&gt;</text:placeholder></text:p>
            </table:table-cell>
            <table:table-cell table:style-name="Tabla1.A1" office:value-type="string">
              <text:p text:style-name="P5"><text:placeholder text:placeholder-type="text">&lt;p85_53&gt;</text:placeholder></text:p>
            </table:table-cell>
            <table:table-cell table:style-name="Tabla1.A1" office:value-type="string">
              <text:p text:style-name="P5"><text:placeholder text:placeholder-type="text">&lt;p97_53&gt;</text:placeholder></text:p>
            </table:table-cell>
            <table:table-cell table:style-name="Tabla1.A1" office:value-type="string">
              <text:p text:style-name="P5"><text:placeholder text:placeholder-type="text">&lt;v5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4</text:p>
            </table:table-cell>
            <table:table-cell table:style-name="Tabla1.A1" office:value-type="string">
              <text:p text:style-name="P5"><text:placeholder text:placeholder-type="text">&lt;p3_54&gt;</text:placeholder></text:p>
            </table:table-cell>
            <table:table-cell table:style-name="Tabla1.A1" office:value-type="string">
              <text:p text:style-name="P5"><text:placeholder text:placeholder-type="text">&lt;p15_54&gt;</text:placeholder></text:p>
            </table:table-cell>
            <table:table-cell table:style-name="Tabla1.A1" office:value-type="string">
              <text:p text:style-name="P5"><text:placeholder text:placeholder-type="text">&lt;p50_54&gt;</text:placeholder></text:p>
            </table:table-cell>
            <table:table-cell table:style-name="Tabla1.A1" office:value-type="string">
              <text:p text:style-name="P5"><text:placeholder text:placeholder-type="text">&lt;p85_54&gt;</text:placeholder></text:p>
            </table:table-cell>
            <table:table-cell table:style-name="Tabla1.A1" office:value-type="string">
              <text:p text:style-name="P5"><text:placeholder text:placeholder-type="text">&lt;p97_54&gt;</text:placeholder></text:p>
            </table:table-cell>
            <table:table-cell table:style-name="Tabla1.A1" office:value-type="string">
              <text:p text:style-name="P5"><text:placeholder text:placeholder-type="text">&lt;v5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5</text:p>
            </table:table-cell>
            <table:table-cell table:style-name="Tabla1.A1" office:value-type="string">
              <text:p text:style-name="P5"><text:placeholder text:placeholder-type="text">&lt;p3_55&gt;</text:placeholder></text:p>
            </table:table-cell>
            <table:table-cell table:style-name="Tabla1.A1" office:value-type="string">
              <text:p text:style-name="P5"><text:placeholder text:placeholder-type="text">&lt;p15_55&gt;</text:placeholder></text:p>
            </table:table-cell>
            <table:table-cell table:style-name="Tabla1.A1" office:value-type="string">
              <text:p text:style-name="P5"><text:placeholder text:placeholder-type="text">&lt;p50_55&gt;</text:placeholder></text:p>
            </table:table-cell>
            <table:table-cell table:style-name="Tabla1.A1" office:value-type="string">
              <text:p text:style-name="P5"><text:placeholder text:placeholder-type="text">&lt;p85_55&gt;</text:placeholder></text:p>
            </table:table-cell>
            <table:table-cell table:style-name="Tabla1.A1" office:value-type="string">
              <text:p text:style-name="P5"><text:placeholder text:placeholder-type="text">&lt;p97_55&gt;</text:placeholder></text:p>
            </table:table-cell>
            <table:table-cell table:style-name="Tabla1.A1" office:value-type="string">
              <text:p text:style-name="P5"><text:placeholder text:placeholder-type="text">&lt;v5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6</text:p>
            </table:table-cell>
            <table:table-cell table:style-name="Tabla1.A1" office:value-type="string">
              <text:p text:style-name="P5"><text:placeholder text:placeholder-type="text">&lt;p3_56&gt;</text:placeholder></text:p>
            </table:table-cell>
            <table:table-cell table:style-name="Tabla1.A1" office:value-type="string">
              <text:p text:style-name="P5"><text:placeholder text:placeholder-type="text">&lt;p15_56&gt;</text:placeholder></text:p>
            </table:table-cell>
            <table:table-cell table:style-name="Tabla1.A1" office:value-type="string">
              <text:p text:style-name="P5"><text:placeholder text:placeholder-type="text">&lt;p50_56&gt;</text:placeholder></text:p>
            </table:table-cell>
            <table:table-cell table:style-name="Tabla1.A1" office:value-type="string">
              <text:p text:style-name="P5"><text:placeholder text:placeholder-type="text">&lt;p85_56&gt;</text:placeholder></text:p>
            </table:table-cell>
            <table:table-cell table:style-name="Tabla1.A1" office:value-type="string">
              <text:p text:style-name="P5"><text:placeholder text:placeholder-type="text">&lt;p97_56&gt;</text:placeholder></text:p>
            </table:table-cell>
            <table:table-cell table:style-name="Tabla1.A1" office:value-type="string">
              <text:p text:style-name="P5"><text:placeholder text:placeholder-type="text">&lt;v5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7</text:p>
            </table:table-cell>
            <table:table-cell table:style-name="Tabla1.A1" office:value-type="string">
              <text:p text:style-name="P5"><text:placeholder text:placeholder-type="text">&lt;p3_57&gt;</text:placeholder></text:p>
            </table:table-cell>
            <table:table-cell table:style-name="Tabla1.A1" office:value-type="string">
              <text:p text:style-name="P5"><text:placeholder text:placeholder-type="text">&lt;p15_57&gt;</text:placeholder></text:p>
            </table:table-cell>
            <table:table-cell table:style-name="Tabla1.A1" office:value-type="string">
              <text:p text:style-name="P5"><text:placeholder text:placeholder-type="text">&lt;p50_57&gt;</text:placeholder></text:p>
            </table:table-cell>
            <table:table-cell table:style-name="Tabla1.A1" office:value-type="string">
              <text:p text:style-name="P5"><text:placeholder text:placeholder-type="text">&lt;p85_57&gt;</text:placeholder></text:p>
            </table:table-cell>
            <table:table-cell table:style-name="Tabla1.A1" office:value-type="string">
              <text:p text:style-name="P5"><text:placeholder text:placeholder-type="text">&lt;p97_57&gt;</text:placeholder></text:p>
            </table:table-cell>
            <table:table-cell table:style-name="Tabla1.A1" office:value-type="string">
              <text:p text:style-name="P5"><text:placeholder text:placeholder-type="text">&lt;v5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8</text:p>
            </table:table-cell>
            <table:table-cell table:style-name="Tabla1.A1" office:value-type="string">
              <text:p text:style-name="P5"><text:placeholder text:placeholder-type="text">&lt;p3_58&gt;</text:placeholder></text:p>
            </table:table-cell>
            <table:table-cell table:style-name="Tabla1.A1" office:value-type="string">
              <text:p text:style-name="P5"><text:placeholder text:placeholder-type="text">&lt;p15_58&gt;</text:placeholder></text:p>
            </table:table-cell>
            <table:table-cell table:style-name="Tabla1.A1" office:value-type="string">
              <text:p text:style-name="P5"><text:placeholder text:placeholder-type="text">&lt;p50_58&gt;</text:placeholder></text:p>
            </table:table-cell>
            <table:table-cell table:style-name="Tabla1.A1" office:value-type="string">
              <text:p text:style-name="P5"><text:placeholder text:placeholder-type="text">&lt;p85_58&gt;</text:placeholder></text:p>
            </table:table-cell>
            <table:table-cell table:style-name="Tabla1.A1" office:value-type="string">
              <text:p text:style-name="P5"><text:placeholder text:placeholder-type="text">&lt;p97_58&gt;</text:placeholder></text:p>
            </table:table-cell>
            <table:table-cell table:style-name="Tabla1.A1" office:value-type="string">
              <text:p text:style-name="P5"><text:placeholder text:placeholder-type="text">&lt;v5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9</text:p>
            </table:table-cell>
            <table:table-cell table:style-name="Tabla1.A1" office:value-type="string">
              <text:p text:style-name="P5"><text:placeholder text:placeholder-type="text">&lt;p3_59&gt;</text:placeholder></text:p>
            </table:table-cell>
            <table:table-cell table:style-name="Tabla1.A1" office:value-type="string">
              <text:p text:style-name="P5"><text:placeholder text:placeholder-type="text">&lt;p15_59&gt;</text:placeholder></text:p>
            </table:table-cell>
            <table:table-cell table:style-name="Tabla1.A1" office:value-type="string">
              <text:p text:style-name="P5"><text:placeholder text:placeholder-type="text">&lt;p50_59&gt;</text:placeholder></text:p>
            </table:table-cell>
            <table:table-cell table:style-name="Tabla1.A1" office:value-type="string">
              <text:p text:style-name="P5"><text:placeholder text:placeholder-type="text">&lt;p85_59&gt;</text:placeholder></text:p>
            </table:table-cell>
            <table:table-cell table:style-name="Tabla1.A1" office:value-type="string">
              <text:p text:style-name="P5"><text:placeholder text:placeholder-type="text">&lt;p97_59&gt;</text:placeholder></text:p>
            </table:table-cell>
            <table:table-cell table:style-name="Tabla1.A1" office:value-type="string">
              <text:p text:style-name="P5"><text:placeholder text:placeholder-type="text">&lt;v5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60</text:p>
            </table:table-cell>
            <table:table-cell table:style-name="Tabla1.A1" office:value-type="string">
              <text:p text:style-name="P5"><text:placeholder text:placeholder-type="text">&lt;p3_60&gt;</text:placeholder></text:p>
            </table:table-cell>
            <table:table-cell table:style-name="Tabla1.A1" office:value-type="string">
              <text:p text:style-name="P5"><text:placeholder text:placeholder-type="text">&lt;p15_60&gt;</text:placeholder></text:p>
            </table:table-cell>
            <table:table-cell table:style-name="Tabla1.A1" office:value-type="string">
              <text:p text:style-name="P5"><text:placeholder text:placeholder-type="text">&lt;p50_60&gt;</text:placeholder></text:p>
            </table:table-cell>
            <table:table-cell table:style-name="Tabla1.A1" office:value-type="string">
              <text:p text:style-name="P5"><text:placeholder text:placeholder-type="text">&lt;p85_60&gt;</text:placeholder></text:p>
            </table:table-cell>
            <table:table-cell table:style-name="Tabla1.A1" office:value-type="string">
              <text:p text:style-name="P5"><text:placeholder text:placeholder-type="text">&lt;p97_60&gt;</text:placeholder></text:p>
            </table:table-cell>
            <table:table-cell table:style-name="Tabla1.A1" office:value-type="string">
              <text:p text:style-name="P5"><text:placeholder text:placeholder-type="text">&lt;v60&gt;</text:placeholder></text:p>
            </table:table-cell>
          </table:table-row>
        </table:table>
        <text:p text:style-name="P13"/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3-12-31T17:35:43.061455379</dc:date>
    <dc:creator>Sebastián Marró</dc:creator>
    <meta:editing-duration>PT16H30M40S</meta:editing-duration>
    <meta:editing-cycles>44</meta:editing-cycles>
    <meta:generator>LibreOffice/4.1.3.2$Linux_x86 LibreOffice_project/410m0$Build-2</meta:generator>
    <meta:document-statistic meta:table-count="2" meta:image-count="0" meta:object-count="1" meta:page-count="1" meta:paragraph-count="10" meta:word-count="11" meta:character-count="77" meta:non-whitespace-character-count="75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Cantarell" style:font-style-name="Normal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60" chart:reverse-direction="false" text:line-break="fals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5" style:family="chart">
      <style:chart-properties chart:auto-position="true" style:rotation-angle="0"/>
      <style:text-properties fo:font-family="Cantarell" style:font-style-name="Normal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9" chart:maximum="23" chart:interval-major="1" chart:interval-minor-divisor="1" chart:reverse-direction="false" text:line-break="fals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8" style:family="chart">
      <style:chart-properties chart:auto-position="true" style:rotation-angle="90"/>
      <style:text-properties fo:font-family="Cantarell" style:font-style-name="Normal"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25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cm" svg:stroke-color="#dc2300" draw:fill-color="#dc23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2cm" svg:stroke-color="#ff6633" draw:fill-color="#ff6633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2cm" svg:stroke-color="#008000" draw:fill-color="#008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2cm" svg:stroke-color="#ff6633" draw:fill-color="#ff6633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2cm" svg:stroke-color="#dc2300" draw:fill-color="#dc23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448cm" svg:height="10.934cm" xlink:href=".." xlink:type="simple" chart:class="chart:scatter" chart:style-name="ch1">
        <chart:legend chart:legend-position="end" svg:x="17.123cm" svg:y="3.764cm" style:legend-expansion="high" chart:style-name="ch2"/>
        <chart:plot-area chart:style-name="ch3" svg:x="1.479cm" svg:y="1.007cm" svg:width="14.868cm" svg:height="8.648cm">
          <chartooo:coordinate-region svg:x="2.1cm" svg:y="1.221cm" svg:width="14.061cm" svg:height="7.761cm"/>
          <chart:axis chart:dimension="x" chart:name="primary-x" chart:style-name="ch4" chartooo:axis-type="auto">
            <chart:title svg:x="6.422cm" svg:y="9.873cm" chart:style-name="ch5">
              <text:p>Age (completed months and years)</text:p>
            </chart:title>
            <chart:categories table:cell-range-address="Tabla1.$A$2:.$A$62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51cm" svg:y="6.275cm" chart:style-name="ch8">
              <text:p>BMI (kg/m2)</text:p>
            </chart:title>
            <chart:grid chart:style-name="ch6" chart:class="major"/>
            <chart:grid chart:style-name="ch6" chart:class="minor"/>
          </chart:axis>
          <chart:series chart:style-name="ch9" chart:values-cell-range-address="Tabla1.$G$2:.$G$62" chart:label-cell-address="Tabla1.$G$1" chart:class="chart:scatter">
            <chart:domain table:cell-range-address="Tabla1.$A$2:.$A$62"/>
            <chart:data-point chart:repeated="61"/>
          </chart:series>
          <chart:series chart:style-name="ch10" chart:values-cell-range-address="Tabla1.$F$2:.$F$62" chart:label-cell-address="Tabla1.$F$1" chart:class="chart:scatter">
            <chart:data-point chart:repeated="61"/>
          </chart:series>
          <chart:series chart:style-name="ch11" chart:values-cell-range-address="Tabla1.$E$2:.$E$62" chart:label-cell-address="Tabla1.$E$1" chart:class="chart:scatter">
            <chart:data-point chart:repeated="61"/>
          </chart:series>
          <chart:series chart:style-name="ch12" chart:values-cell-range-address="Tabla1.$D$2:.$D$62" chart:label-cell-address="Tabla1.$D$1" chart:class="chart:scatter">
            <chart:data-point chart:repeated="61"/>
          </chart:series>
          <chart:series chart:style-name="ch13" chart:values-cell-range-address="Tabla1.$C$2:.$C$62" chart:label-cell-address="Tabla1.$C$1" chart:class="chart:scatter">
            <chart:data-point chart:repeated="61"/>
          </chart:series>
          <chart:series chart:style-name="ch14" chart:values-cell-range-address="Tabla1.$B$2:.$B$62" chart:label-cell-address="Tabla1.$B$1" chart:class="chart:scatter">
            <chart:data-point chart:repeated="6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Patient</text:p>
                <draw:g>
                  <svg:desc>Tabla1.$G$1</svg:desc>
                </draw:g>
              </table:table-cell>
              <table:table-cell office:value-type="string">
                <text:p>&lt;p97&gt;</text:p>
                <draw:g>
                  <svg:desc>Tabla1.$F$1</svg:desc>
                </draw:g>
              </table:table-cell>
              <table:table-cell office:value-type="string">
                <text:p>&lt;p85&gt;</text:p>
                <draw:g>
                  <svg:desc>Tabla1.$E$1</svg:desc>
                </draw:g>
              </table:table-cell>
              <table:table-cell office:value-type="string">
                <text:p>&lt;p50&gt;</text:p>
                <draw:g>
                  <svg:desc>Tabla1.$D$1</svg:desc>
                </draw:g>
              </table:table-cell>
              <table:table-cell office:value-type="string">
                <text:p>&lt;p15&gt;</text:p>
                <draw:g>
                  <svg:desc>Tabla1.$C$1</svg:desc>
                </draw:g>
              </table:table-cell>
              <table:table-cell office:value-type="string">
                <text:p>&lt;p3&gt;</text:p>
                <draw:g>
                  <svg:desc>Tabla1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Tabla1.$A$2:.$A$62</svg:desc>
                </draw:g>
              </table:table-cell>
              <table:table-cell office:value-type="float" office:value="0">
                <text:p>0</text:p>
                <draw:g>
                  <svg:desc>Tabla1.$A$2:.$A$62</svg:desc>
                </draw:g>
              </table:table-cell>
              <table:table-cell office:value-type="float" office:value="NaN">
                <text:p>NaN</text:p>
                <draw:g>
                  <svg:desc>Tabla1.$G$2:.$G$62</svg:desc>
                </draw:g>
              </table:table-cell>
              <table:table-cell office:value-type="float" office:value="NaN">
                <text:p>NaN</text:p>
                <draw:g>
                  <svg:desc>Tabla1.$F$2:.$F$62</svg:desc>
                </draw:g>
              </table:table-cell>
              <table:table-cell office:value-type="float" office:value="NaN">
                <text:p>NaN</text:p>
                <draw:g>
                  <svg:desc>Tabla1.$E$2:.$E$62</svg:desc>
                </draw:g>
              </table:table-cell>
              <table:table-cell office:value-type="float" office:value="NaN">
                <text:p>NaN</text:p>
                <draw:g>
                  <svg:desc>Tabla1.$D$2:.$D$62</svg:desc>
                </draw:g>
              </table:table-cell>
              <table:table-cell office:value-type="float" office:value="NaN">
                <text:p>NaN</text:p>
                <draw:g>
                  <svg:desc>Tabla1.$C$2:.$C$62</svg:desc>
                </draw:g>
              </table:table-cell>
              <table:table-cell office:value-type="float" office:value="NaN">
                <text:p>NaN</text:p>
                <draw:g>
                  <svg:desc>Tabla1.$B$2:.$B$62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